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092cm"/>
    </style:style>
    <style:style style:name="co2" style:family="table-column">
      <style:table-column-properties fo:break-before="auto" style:column-width="2.23cm"/>
    </style:style>
    <style:style style:name="co3" style:family="table-column">
      <style:table-column-properties fo:break-before="auto" style:column-width="10.816cm"/>
    </style:style>
    <style:style style:name="co4" style:family="table-column">
      <style:table-column-properties fo:break-before="auto" style:column-width="13.25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ko" style:country-asian="KR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YLI647_FBA_FSEOF_PHYT_test10" table:style-name="ta1">
        <table:table-column table:style-name="co1" table:number-columns-repeated="10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reaction_ID</text:p>
          </table:table-cell>
          <table:table-cell office:value-type="string" calcext:value-type="string">
            <text:p>xml_equation</text:p>
          </table:table-cell>
          <table:table-cell office:value-type="string" calcext:value-type="string">
            <text:p>bigg_name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office:value-type="float" office:value="-48.643472" calcext:value-type="float">
            <text:p>-48.643472</text:p>
          </table:table-cell>
          <table:table-cell office:value-type="float" office:value="-39.94129" calcext:value-type="float">
            <text:p>-39.94129</text:p>
          </table:table-cell>
          <table:table-cell office:value-type="float" office:value="-32.132091" calcext:value-type="float">
            <text:p>-32.132091</text:p>
          </table:table-cell>
          <table:table-cell office:value-type="float" office:value="-25.863183" calcext:value-type="float">
            <text:p>-25.863183</text:p>
          </table:table-cell>
          <table:table-cell office:value-type="float" office:value="-19.594275" calcext:value-type="float">
            <text:p>-19.594275</text:p>
          </table:table-cell>
          <table:table-cell office:value-type="float" office:value="-13.325367" calcext:value-type="float">
            <text:p>-13.325367</text:p>
          </table:table-cell>
          <table:table-cell office:value-type="float" office:value="-7.056459" calcext:value-type="float">
            <text:p>-7.056459</text:p>
          </table:table-cell>
          <table:table-cell office:value-type="float" office:value="-5.697032" calcext:value-type="float">
            <text:p>-5.697032</text:p>
          </table:table-cell>
          <table:table-cell office:value-type="float" office:value="-4.935443" calcext:value-type="float">
            <text:p>-4.935443</text:p>
          </table:table-cell>
          <table:table-cell office:value-type="float" office:value="-4.173854" calcext:value-type="float">
            <text:p>-4.173854</text:p>
          </table:table-cell>
          <table:table-cell table:formula="of:=[.J2]-[.A2]" office:value-type="float" office:value="44.469618" calcext:value-type="float">
            <text:p>44.469618</text:p>
          </table:table-cell>
          <table:table-cell office:value-type="string" calcext:value-type="string">
            <text:p>MALtm</text:p>
          </table:table-cell>
          <table:table-cell office:value-type="string" calcext:value-type="string">
            <text:p><text:s/>mal_L_c + pi_m &lt;=&gt; mal_L_m + pi_c</text:p>
          </table:table-cell>
          <table:table-cell office:value-type="string" calcext:value-type="string">
            <text:p>Malate transport <text:s/>mitochondrial</text:p>
          </table:table-cell>
          <table:table-cell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5.688765" calcext:value-type="float">
            <text:p>5.688765</text:p>
          </table:table-cell>
          <table:table-cell office:value-type="float" office:value="12.285368" calcext:value-type="float">
            <text:p>12.285368</text:p>
          </table:table-cell>
          <table:table-cell office:value-type="float" office:value="18.88197" calcext:value-type="float">
            <text:p>18.88197</text:p>
          </table:table-cell>
          <table:table-cell table:formula="of:=[.J3]-[.A3]" office:value-type="float" office:value="18.88197" calcext:value-type="float">
            <text:p>18.88197</text:p>
          </table:table-cell>
          <table:table-cell office:value-type="string" calcext:value-type="string">
            <text:p>GLUSx</text:p>
          </table:table-cell>
          <table:table-cell office:value-type="string" calcext:value-type="string">
            <text:p><text:s/>akg_c + gln_L_c + h_c + nadh_c --&gt; 2.0 glu_L_c + nad_c</text:p>
          </table:table-cell>
          <table:table-cell office:value-type="string" calcext:value-type="string">
            <text:p>Glutamate synthase <text:s/>NADH2 </text:p>
          </table:table-cell>
          <table:table-cell/>
        </table:table-row>
        <table:table-row table:style-name="ro1">
          <table:table-cell office:value-type="float" office:value="-34.120606" calcext:value-type="float">
            <text:p>-34.120606</text:p>
          </table:table-cell>
          <table:table-cell office:value-type="float" office:value="-30.356182" calcext:value-type="float">
            <text:p>-30.356182</text:p>
          </table:table-cell>
          <table:table-cell office:value-type="float" office:value="-26.990813" calcext:value-type="float">
            <text:p>-26.990813</text:p>
          </table:table-cell>
          <table:table-cell office:value-type="float" office:value="-24.403576" calcext:value-type="float">
            <text:p>-24.403576</text:p>
          </table:table-cell>
          <table:table-cell office:value-type="float" office:value="-21.816339" calcext:value-type="float">
            <text:p>-21.816339</text:p>
          </table:table-cell>
          <table:table-cell office:value-type="float" office:value="-19.229102" calcext:value-type="float">
            <text:p>-19.229102</text:p>
          </table:table-cell>
          <table:table-cell office:value-type="float" office:value="-16.641865" calcext:value-type="float">
            <text:p>-16.641865</text:p>
          </table:table-cell>
          <table:table-cell office:value-type="float" office:value="-16.423695" calcext:value-type="float">
            <text:p>-16.423695</text:p>
          </table:table-cell>
          <table:table-cell office:value-type="float" office:value="-16.492649" calcext:value-type="float">
            <text:p>-16.492649</text:p>
          </table:table-cell>
          <table:table-cell office:value-type="float" office:value="-16.561604" calcext:value-type="float">
            <text:p>-16.561604</text:p>
          </table:table-cell>
          <table:table-cell table:formula="of:=[.J4]-[.A4]" office:value-type="float" office:value="17.559002" calcext:value-type="float">
            <text:p>17.559002</text:p>
          </table:table-cell>
          <table:table-cell office:value-type="string" calcext:value-type="string">
            <text:p>MDHm</text:p>
          </table:table-cell>
          <table:table-cell office:value-type="string" calcext:value-type="string">
            <text:p><text:s/>mal_L_m + nad_m &lt;=&gt; h_m + nadh_m + oaa_m</text:p>
          </table:table-cell>
          <table:table-cell office:value-type="string" calcext:value-type="string">
            <text:p>Malate dehydrogenase <text:s/>mitochondrial</text:p>
          </table:table-cell>
          <table:table-cell/>
        </table:table-row>
        <table:table-row table:style-name="ro1">
          <table:table-cell office:value-type="float" office:value="2.926273" calcext:value-type="float">
            <text:p>2.926273</text:p>
          </table:table-cell>
          <table:table-cell office:value-type="float" office:value="2.662762" calcext:value-type="float">
            <text:p>2.662762</text:p>
          </table:table-cell>
          <table:table-cell office:value-type="float" office:value="2.394747" calcext:value-type="float">
            <text:p>2.394747</text:p>
          </table:table-cell>
          <table:table-cell office:value-type="float" office:value="2.116189" calcext:value-type="float">
            <text:p>2.116189</text:p>
          </table:table-cell>
          <table:table-cell office:value-type="float" office:value="1.837632" calcext:value-type="float">
            <text:p>1.837632</text:p>
          </table:table-cell>
          <table:table-cell office:value-type="float" office:value="1.559074" calcext:value-type="float">
            <text:p>1.559074</text:p>
          </table:table-cell>
          <table:table-cell office:value-type="float" office:value="1.280517" calcext:value-type="float">
            <text:p>1.280517</text:p>
          </table:table-cell>
          <table:table-cell office:value-type="float" office:value="6.660574" calcext:value-type="float">
            <text:p>6.660574</text:p>
          </table:table-cell>
          <table:table-cell office:value-type="float" office:value="12.94481" calcext:value-type="float">
            <text:p>12.94481</text:p>
          </table:table-cell>
          <table:table-cell office:value-type="float" office:value="19.229045" calcext:value-type="float">
            <text:p>19.229045</text:p>
          </table:table-cell>
          <table:table-cell table:formula="of:=[.J5]-[.A5]" office:value-type="float" office:value="16.302772" calcext:value-type="float">
            <text:p>16.302772</text:p>
          </table:table-cell>
          <table:table-cell office:value-type="string" calcext:value-type="string">
            <text:p>GLNS</text:p>
          </table:table-cell>
          <table:table-cell office:value-type="string" calcext:value-type="string">
            <text:p><text:s/>atp_c + glu_L_c + nh4_c --&gt; adp_c + gln_L_c + h_c + pi_c</text:p>
          </table:table-cell>
          <table:table-cell office:value-type="string" calcext:value-type="string">
            <text:p>Glutamine synthetase</text:p>
          </table:table-cell>
          <table:table-cell/>
        </table:table-row>
        <table:table-row table:style-name="ro1">
          <table:table-cell office:value-type="float" office:value="13.337456" calcext:value-type="float">
            <text:p>13.337456</text:p>
          </table:table-cell>
          <table:table-cell office:value-type="float" office:value="13.442245" calcext:value-type="float">
            <text:p>13.442245</text:p>
          </table:table-cell>
          <table:table-cell office:value-type="float" office:value="14.160611" calcext:value-type="float">
            <text:p>14.160611</text:p>
          </table:table-cell>
          <table:table-cell office:value-type="float" office:value="16.479248" calcext:value-type="float">
            <text:p>16.479248</text:p>
          </table:table-cell>
          <table:table-cell office:value-type="float" office:value="18.797886" calcext:value-type="float">
            <text:p>18.797886</text:p>
          </table:table-cell>
          <table:table-cell office:value-type="float" office:value="21.116523" calcext:value-type="float">
            <text:p>21.116523</text:p>
          </table:table-cell>
          <table:table-cell office:value-type="float" office:value="23.43516" calcext:value-type="float">
            <text:p>23.43516</text:p>
          </table:table-cell>
          <table:table-cell office:value-type="float" office:value="24.491364" calcext:value-type="float">
            <text:p>24.491364</text:p>
          </table:table-cell>
          <table:table-cell office:value-type="float" office:value="25.175939" calcext:value-type="float">
            <text:p>25.175939</text:p>
          </table:table-cell>
          <table:table-cell office:value-type="float" office:value="25.860514" calcext:value-type="float">
            <text:p>25.860514</text:p>
          </table:table-cell>
          <table:table-cell table:formula="of:=[.J6]-[.A6]" office:value-type="float" office:value="12.523058" calcext:value-type="float">
            <text:p>12.523058</text:p>
          </table:table-cell>
          <table:table-cell office:value-type="string" calcext:value-type="string">
            <text:p>HCO3E</text:p>
          </table:table-cell>
          <table:table-cell office:value-type="string" calcext:value-type="string">
            <text:p><text:s/>co2_c + h2o_c &lt;=&gt; h_c + hco3_c</text:p>
          </table:table-cell>
          <table:table-cell office:value-type="string" calcext:value-type="string">
            <text:p>HCO3 equilibration reaction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32263" calcext:value-type="float">
            <text:p>0.632263</text:p>
          </table:table-cell>
          <table:table-cell office:value-type="float" office:value="2.908531" calcext:value-type="float">
            <text:p>2.908531</text:p>
          </table:table-cell>
          <table:table-cell office:value-type="float" office:value="5.184799" calcext:value-type="float">
            <text:p>5.184799</text:p>
          </table:table-cell>
          <table:table-cell office:value-type="float" office:value="7.461067" calcext:value-type="float">
            <text:p>7.461067</text:p>
          </table:table-cell>
          <table:table-cell office:value-type="float" office:value="9.737335" calcext:value-type="float">
            <text:p>9.737335</text:p>
          </table:table-cell>
          <table:table-cell office:value-type="float" office:value="10.876247" calcext:value-type="float">
            <text:p>10.876247</text:p>
          </table:table-cell>
          <table:table-cell office:value-type="float" office:value="11.65871" calcext:value-type="float">
            <text:p>11.65871</text:p>
          </table:table-cell>
          <table:table-cell office:value-type="float" office:value="12.441173" calcext:value-type="float">
            <text:p>12.441173</text:p>
          </table:table-cell>
          <table:table-cell table:formula="of:=[.J7]-[.A7]" office:value-type="float" office:value="12.441173" calcext:value-type="float">
            <text:p>12.441173</text:p>
          </table:table-cell>
          <table:table-cell office:value-type="string" calcext:value-type="string">
            <text:p>ME2m</text:p>
          </table:table-cell>
          <table:table-cell office:value-type="string" calcext:value-type="string">
            <text:p><text:s/>mal_L_m + nadp_m --&gt; co2_m + nadph_m + pyr_m</text:p>
          </table:table-cell>
          <table:table-cell office:value-type="string" calcext:value-type="string">
            <text:p>Malic enzyme <text:s/>NADP <text:s text:c="2"/>mitochondrial</text:p>
          </table:table-cell>
          <table:table-cell/>
        </table:table-row>
        <table:table-row table:style-name="ro1">
          <table:table-cell office:value-type="float" office:value="1.499805" calcext:value-type="float">
            <text:p>1.499805</text:p>
          </table:table-cell>
          <table:table-cell office:value-type="float" office:value="1.364748" calcext:value-type="float">
            <text:p>1.364748</text:p>
          </table:table-cell>
          <table:table-cell office:value-type="float" office:value="1.859644" calcext:value-type="float">
            <text:p>1.859644</text:p>
          </table:table-cell>
          <table:table-cell office:value-type="float" office:value="3.993143" calcext:value-type="float">
            <text:p>3.993143</text:p>
          </table:table-cell>
          <table:table-cell office:value-type="float" office:value="6.126642" calcext:value-type="float">
            <text:p>6.126642</text:p>
          </table:table-cell>
          <table:table-cell office:value-type="float" office:value="8.260141" calcext:value-type="float">
            <text:p>8.260141</text:p>
          </table:table-cell>
          <table:table-cell office:value-type="float" office:value="10.39364" calcext:value-type="float">
            <text:p>10.39364</text:p>
          </table:table-cell>
          <table:table-cell office:value-type="float" office:value="11.374329" calcext:value-type="float">
            <text:p>11.374329</text:p>
          </table:table-cell>
          <table:table-cell office:value-type="float" office:value="11.996694" calcext:value-type="float">
            <text:p>11.996694</text:p>
          </table:table-cell>
          <table:table-cell office:value-type="float" office:value="12.61906" calcext:value-type="float">
            <text:p>12.61906</text:p>
          </table:table-cell>
          <table:table-cell table:formula="of:=[.J8]-[.A8]" office:value-type="float" office:value="11.119255" calcext:value-type="float">
            <text:p>11.119255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<text:s/>atp_c + hco3_c + pyr_c --&gt; adp_c + h_c + oaa_c + pi_c</text:p>
          </table:table-cell>
          <table:table-cell office:value-type="string" calcext:value-type="string">
            <text:p>Pyruvate carboxylase</text:p>
          </table:table-cell>
          <table:table-cell/>
        </table:table-row>
        <table:table-row table:style-name="ro1">
          <table:table-cell office:value-type="float" office:value="2.137699" calcext:value-type="float">
            <text:p>2.137699</text:p>
          </table:table-cell>
          <table:table-cell office:value-type="float" office:value="3.251027" calcext:value-type="float">
            <text:p>3.251027</text:p>
          </table:table-cell>
          <table:table-cell office:value-type="float" office:value="4.362908" calcext:value-type="float">
            <text:p>4.362908</text:p>
          </table:table-cell>
          <table:table-cell office:value-type="float" office:value="5.471403" calcext:value-type="float">
            <text:p>5.471403</text:p>
          </table:table-cell>
          <table:table-cell office:value-type="float" office:value="6.579899" calcext:value-type="float">
            <text:p>6.579899</text:p>
          </table:table-cell>
          <table:table-cell office:value-type="float" office:value="7.688394" calcext:value-type="float">
            <text:p>7.688394</text:p>
          </table:table-cell>
          <table:table-cell office:value-type="float" office:value="8.79689" calcext:value-type="float">
            <text:p>8.79689</text:p>
          </table:table-cell>
          <table:table-cell office:value-type="float" office:value="9.895703" calcext:value-type="float">
            <text:p>9.895703</text:p>
          </table:table-cell>
          <table:table-cell office:value-type="float" office:value="10.993341" calcext:value-type="float">
            <text:p>10.993341</text:p>
          </table:table-cell>
          <table:table-cell office:value-type="float" office:value="12.090978" calcext:value-type="float">
            <text:p>12.090978</text:p>
          </table:table-cell>
          <table:table-cell table:formula="of:=[.J9]-[.A9]" office:value-type="float" office:value="9.953279" calcext:value-type="float">
            <text:p>9.953279</text:p>
          </table:table-cell>
          <table:table-cell office:value-type="string" calcext:value-type="string">
            <text:p>DPMVD</text:p>
          </table:table-cell>
          <table:table-cell office:value-type="string" calcext:value-type="string">
            <text:p><text:s/>5dpmev_c + atp_c --&gt; adp_c + co2_c + ipdp_c + pi_c</text:p>
          </table:table-cell>
          <table:table-cell office:value-type="string" calcext:value-type="string">
            <text:p>Diphosphomevalonate decarboxylase</text:p>
          </table:table-cell>
          <table:table-cell/>
        </table:table-row>
        <table:table-row table:style-name="ro1">
          <table:table-cell office:value-type="float" office:value="2.137699" calcext:value-type="float">
            <text:p>2.137699</text:p>
          </table:table-cell>
          <table:table-cell office:value-type="float" office:value="3.251027" calcext:value-type="float">
            <text:p>3.251027</text:p>
          </table:table-cell>
          <table:table-cell office:value-type="float" office:value="4.362908" calcext:value-type="float">
            <text:p>4.362908</text:p>
          </table:table-cell>
          <table:table-cell office:value-type="float" office:value="5.471403" calcext:value-type="float">
            <text:p>5.471403</text:p>
          </table:table-cell>
          <table:table-cell office:value-type="float" office:value="6.579899" calcext:value-type="float">
            <text:p>6.579899</text:p>
          </table:table-cell>
          <table:table-cell office:value-type="float" office:value="7.688394" calcext:value-type="float">
            <text:p>7.688394</text:p>
          </table:table-cell>
          <table:table-cell office:value-type="float" office:value="8.79689" calcext:value-type="float">
            <text:p>8.79689</text:p>
          </table:table-cell>
          <table:table-cell office:value-type="float" office:value="9.895703" calcext:value-type="float">
            <text:p>9.895703</text:p>
          </table:table-cell>
          <table:table-cell office:value-type="float" office:value="10.993341" calcext:value-type="float">
            <text:p>10.993341</text:p>
          </table:table-cell>
          <table:table-cell office:value-type="float" office:value="12.090978" calcext:value-type="float">
            <text:p>12.090978</text:p>
          </table:table-cell>
          <table:table-cell table:formula="of:=[.J10]-[.A10]" office:value-type="float" office:value="9.953279" calcext:value-type="float">
            <text:p>9.953279</text:p>
          </table:table-cell>
          <table:table-cell office:value-type="string" calcext:value-type="string">
            <text:p>MEVK4</text:p>
          </table:table-cell>
          <table:table-cell office:value-type="string" calcext:value-type="string">
            <text:p><text:s/>mev_R_c + utp_c --&gt; 5pmev_c + h_c + udp_c</text:p>
          </table:table-cell>
          <table:table-cell office:value-type="string" calcext:value-type="string">
            <text:p>Mevalonate kinase <text:s/>utp </text:p>
          </table:table-cell>
          <table:table-cell/>
        </table:table-row>
        <table:table-row table:style-name="ro1">
          <table:table-cell office:value-type="float" office:value="2.137699" calcext:value-type="float">
            <text:p>2.137699</text:p>
          </table:table-cell>
          <table:table-cell office:value-type="float" office:value="3.251027" calcext:value-type="float">
            <text:p>3.251027</text:p>
          </table:table-cell>
          <table:table-cell office:value-type="float" office:value="4.362908" calcext:value-type="float">
            <text:p>4.362908</text:p>
          </table:table-cell>
          <table:table-cell office:value-type="float" office:value="5.471403" calcext:value-type="float">
            <text:p>5.471403</text:p>
          </table:table-cell>
          <table:table-cell office:value-type="float" office:value="6.579899" calcext:value-type="float">
            <text:p>6.579899</text:p>
          </table:table-cell>
          <table:table-cell office:value-type="float" office:value="7.688394" calcext:value-type="float">
            <text:p>7.688394</text:p>
          </table:table-cell>
          <table:table-cell office:value-type="float" office:value="8.79689" calcext:value-type="float">
            <text:p>8.79689</text:p>
          </table:table-cell>
          <table:table-cell office:value-type="float" office:value="9.895703" calcext:value-type="float">
            <text:p>9.895703</text:p>
          </table:table-cell>
          <table:table-cell office:value-type="float" office:value="10.993341" calcext:value-type="float">
            <text:p>10.993341</text:p>
          </table:table-cell>
          <table:table-cell office:value-type="float" office:value="12.090978" calcext:value-type="float">
            <text:p>12.090978</text:p>
          </table:table-cell>
          <table:table-cell table:formula="of:=[.J11]-[.A11]" office:value-type="float" office:value="9.953279" calcext:value-type="float">
            <text:p>9.953279</text:p>
          </table:table-cell>
          <table:table-cell office:value-type="string" calcext:value-type="string">
            <text:p>PMEVK</text:p>
          </table:table-cell>
          <table:table-cell office:value-type="string" calcext:value-type="string">
            <text:p><text:s/>5pmev_c + atp_c --&gt; 5dpmev_c + adp_c</text:p>
          </table:table-cell>
          <table:table-cell office:value-type="string" calcext:value-type="string">
            <text:p>Phosphomevalonate kinase</text:p>
          </table:table-cell>
          <table:table-cell/>
        </table:table-row>
        <table:table-row table:style-name="ro1">
          <table:table-cell office:value-type="float" office:value="2.137699" calcext:value-type="float">
            <text:p>2.137699</text:p>
          </table:table-cell>
          <table:table-cell office:value-type="float" office:value="3.251027" calcext:value-type="float">
            <text:p>3.251027</text:p>
          </table:table-cell>
          <table:table-cell office:value-type="float" office:value="4.362908" calcext:value-type="float">
            <text:p>4.362908</text:p>
          </table:table-cell>
          <table:table-cell office:value-type="float" office:value="5.471403" calcext:value-type="float">
            <text:p>5.471403</text:p>
          </table:table-cell>
          <table:table-cell office:value-type="float" office:value="6.579899" calcext:value-type="float">
            <text:p>6.579899</text:p>
          </table:table-cell>
          <table:table-cell office:value-type="float" office:value="7.688394" calcext:value-type="float">
            <text:p>7.688394</text:p>
          </table:table-cell>
          <table:table-cell office:value-type="float" office:value="8.79689" calcext:value-type="float">
            <text:p>8.79689</text:p>
          </table:table-cell>
          <table:table-cell office:value-type="float" office:value="9.895703" calcext:value-type="float">
            <text:p>9.895703</text:p>
          </table:table-cell>
          <table:table-cell office:value-type="float" office:value="10.993341" calcext:value-type="float">
            <text:p>10.993341</text:p>
          </table:table-cell>
          <table:table-cell office:value-type="float" office:value="12.090978" calcext:value-type="float">
            <text:p>12.090978</text:p>
          </table:table-cell>
          <table:table-cell table:formula="of:=[.J12]-[.A12]" office:value-type="float" office:value="9.953279" calcext:value-type="float">
            <text:p>9.953279</text:p>
          </table:table-cell>
          <table:table-cell office:value-type="string" calcext:value-type="string">
            <text:p>HMGCOAR1</text:p>
          </table:table-cell>
          <table:table-cell table:number-columns-repeated="3"/>
        </table:table-row>
        <table:table-row table:style-name="ro1">
          <table:table-cell office:value-type="float" office:value="27.880383" calcext:value-type="float">
            <text:p>27.880383</text:p>
          </table:table-cell>
          <table:table-cell office:value-type="float" office:value="28.125162" calcext:value-type="float">
            <text:p>28.125162</text:p>
          </table:table-cell>
          <table:table-cell office:value-type="float" office:value="28.589238" calcext:value-type="float">
            <text:p>28.589238</text:p>
          </table:table-cell>
          <table:table-cell office:value-type="float" office:value="29.377877" calcext:value-type="float">
            <text:p>29.377877</text:p>
          </table:table-cell>
          <table:table-cell office:value-type="float" office:value="30.166517" calcext:value-type="float">
            <text:p>30.166517</text:p>
          </table:table-cell>
          <table:table-cell office:value-type="float" office:value="30.955156" calcext:value-type="float">
            <text:p>30.955156</text:p>
          </table:table-cell>
          <table:table-cell office:value-type="float" office:value="31.743796" calcext:value-type="float">
            <text:p>31.743796</text:p>
          </table:table-cell>
          <table:table-cell office:value-type="float" office:value="33.634397" calcext:value-type="float">
            <text:p>33.634397</text:p>
          </table:table-cell>
          <table:table-cell office:value-type="float" office:value="35.658539" calcext:value-type="float">
            <text:p>35.658539</text:p>
          </table:table-cell>
          <table:table-cell office:value-type="float" office:value="37.682682" calcext:value-type="float">
            <text:p>37.682682</text:p>
          </table:table-cell>
          <table:table-cell table:formula="of:=[.J13]-[.A13]" office:value-type="float" office:value="9.802299" calcext:value-type="float">
            <text:p>9.802299</text:p>
          </table:table-cell>
          <table:table-cell office:value-type="string" calcext:value-type="string">
            <text:p>PYK</text:p>
          </table:table-cell>
          <table:table-cell office:value-type="string" calcext:value-type="string">
            <text:p><text:s/>adp_c + h_c + pep_c --&gt; atp_c + pyr_c</text:p>
          </table:table-cell>
          <table:table-cell office:value-type="string" calcext:value-type="string">
            <text:p>Pyruvate kinase</text:p>
          </table:table-cell>
          <table:table-cell/>
        </table:table-row>
        <table:table-row table:style-name="ro1">
          <table:table-cell office:value-type="float" office:value="28.038846" calcext:value-type="float">
            <text:p>28.038846</text:p>
          </table:table-cell>
          <table:table-cell office:value-type="float" office:value="28.269356" calcext:value-type="float">
            <text:p>28.269356</text:p>
          </table:table-cell>
          <table:table-cell office:value-type="float" office:value="28.718918" calcext:value-type="float">
            <text:p>28.718918</text:p>
          </table:table-cell>
          <table:table-cell office:value-type="float" office:value="29.492473" calcext:value-type="float">
            <text:p>29.492473</text:p>
          </table:table-cell>
          <table:table-cell office:value-type="float" office:value="30.266028" calcext:value-type="float">
            <text:p>30.266028</text:p>
          </table:table-cell>
          <table:table-cell office:value-type="float" office:value="31.039583" calcext:value-type="float">
            <text:p>31.039583</text:p>
          </table:table-cell>
          <table:table-cell office:value-type="float" office:value="31.813138" calcext:value-type="float">
            <text:p>31.813138</text:p>
          </table:table-cell>
          <table:table-cell office:value-type="float" office:value="33.687022" calcext:value-type="float">
            <text:p>33.687022</text:p>
          </table:table-cell>
          <table:table-cell office:value-type="float" office:value="35.694249" calcext:value-type="float">
            <text:p>35.694249</text:p>
          </table:table-cell>
          <table:table-cell office:value-type="float" office:value="37.701476" calcext:value-type="float">
            <text:p>37.701476</text:p>
          </table:table-cell>
          <table:table-cell table:formula="of:=[.J14]-[.A14]" office:value-type="float" office:value="9.66263" calcext:value-type="float">
            <text:p>9.66263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<text:s/>2pg_c &lt;=&gt; h2o_c + pep_c</text:p>
          </table:table-cell>
          <table:table-cell office:value-type="string" calcext:value-type="string">
            <text:p>Enolase</text:p>
          </table:table-cell>
          <table:table-cell/>
        </table:table-row>
        <table:table-row table:style-name="ro1">
          <table:table-cell office:value-type="float" office:value="29.672241" calcext:value-type="float">
            <text:p>29.672241</text:p>
          </table:table-cell>
          <table:table-cell office:value-type="float" office:value="29.755663" calcext:value-type="float">
            <text:p>29.755663</text:p>
          </table:table-cell>
          <table:table-cell office:value-type="float" office:value="29.991536" calcext:value-type="float">
            <text:p>29.991536</text:p>
          </table:table-cell>
          <table:table-cell office:value-type="float" office:value="30.61706" calcext:value-type="float">
            <text:p>30.61706</text:p>
          </table:table-cell>
          <table:table-cell office:value-type="float" office:value="31.242584" calcext:value-type="float">
            <text:p>31.242584</text:p>
          </table:table-cell>
          <table:table-cell office:value-type="float" office:value="31.868108" calcext:value-type="float">
            <text:p>31.868108</text:p>
          </table:table-cell>
          <table:table-cell office:value-type="float" office:value="32.493631" calcext:value-type="float">
            <text:p>32.493631</text:p>
          </table:table-cell>
          <table:table-cell office:value-type="float" office:value="34.203462" calcext:value-type="float">
            <text:p>34.203462</text:p>
          </table:table-cell>
          <table:table-cell office:value-type="float" office:value="36.04469" calcext:value-type="float">
            <text:p>36.04469</text:p>
          </table:table-cell>
          <table:table-cell office:value-type="float" office:value="37.885919" calcext:value-type="float">
            <text:p>37.885919</text:p>
          </table:table-cell>
          <table:table-cell table:formula="of:=[.J15]-[.A15]" office:value-type="float" office:value="8.213678" calcext:value-type="float">
            <text:p>8.213678</text:p>
          </table:table-cell>
          <table:table-cell office:value-type="string" calcext:value-type="string">
            <text:p>GAPD</text:p>
          </table:table-cell>
          <table:table-cell office:value-type="string" calcext:value-type="string">
            <text:p><text:s/>g3p_c + nad_c + pi_c &lt;=&gt; 13dpg_c + h_c + nadh_c</text:p>
          </table:table-cell>
          <table:table-cell office:value-type="string" calcext:value-type="string">
            <text:p>Glyceraldehyde-3-phosphate dehydrogenase</text:p>
          </table:table-cell>
          <table:table-cell/>
        </table:table-row>
        <table:table-row table:style-name="ro1">
          <table:table-cell office:value-type="float" office:value="4.508511" calcext:value-type="float">
            <text:p>4.508511</text:p>
          </table:table-cell>
          <table:table-cell office:value-type="float" office:value="5.408347" calcext:value-type="float">
            <text:p>5.408347</text:p>
          </table:table-cell>
          <table:table-cell office:value-type="float" office:value="6.303087" calcext:value-type="float">
            <text:p>6.303087</text:p>
          </table:table-cell>
          <table:table-cell office:value-type="float" office:value="7.1859" calcext:value-type="float">
            <text:p>7.1859</text:p>
          </table:table-cell>
          <table:table-cell office:value-type="float" office:value="8.068714" calcext:value-type="float">
            <text:p>8.068714</text:p>
          </table:table-cell>
          <table:table-cell office:value-type="float" office:value="8.951527" calcext:value-type="float">
            <text:p>8.951527</text:p>
          </table:table-cell>
          <table:table-cell office:value-type="float" office:value="9.83434" calcext:value-type="float">
            <text:p>9.83434</text:p>
          </table:table-cell>
          <table:table-cell office:value-type="float" office:value="10.683044" calcext:value-type="float">
            <text:p>10.683044</text:p>
          </table:table-cell>
          <table:table-cell office:value-type="float" office:value="11.527608" calcext:value-type="float">
            <text:p>11.527608</text:p>
          </table:table-cell>
          <table:table-cell office:value-type="float" office:value="12.372172" calcext:value-type="float">
            <text:p>12.372172</text:p>
          </table:table-cell>
          <table:table-cell table:formula="of:=[.J16]-[.A16]" office:value-type="float" office:value="7.863661" calcext:value-type="float">
            <text:p>7.863661</text:p>
          </table:table-cell>
          <table:table-cell office:value-type="string" calcext:value-type="string">
            <text:p>NDPK2</text:p>
          </table:table-cell>
          <table:table-cell office:value-type="string" calcext:value-type="string">
            <text:p><text:s/>atp_c + udp_c --&gt; adp_c + utp_c</text:p>
          </table:table-cell>
          <table:table-cell office:value-type="string" calcext:value-type="string">
            <text:p>Nucleoside-diphosphate kinase (ATP:UDP)</text:p>
          </table:table-cell>
          <table:table-cell/>
        </table:table-row>
        <table:table-row table:style-name="ro2">
          <table:table-cell office:value-type="float" office:value="4.959955" calcext:value-type="float">
            <text:p>4.959955</text:p>
          </table:table-cell>
          <table:table-cell office:value-type="float" office:value="5.819138" calcext:value-type="float">
            <text:p>5.819138</text:p>
          </table:table-cell>
          <table:table-cell office:value-type="float" office:value="6.672531" calcext:value-type="float">
            <text:p>6.672531</text:p>
          </table:table-cell>
          <table:table-cell office:value-type="float" office:value="7.51237" calcext:value-type="float">
            <text:p>7.51237</text:p>
          </table:table-cell>
          <table:table-cell office:value-type="float" office:value="8.35221" calcext:value-type="float">
            <text:p>8.35221</text:p>
          </table:table-cell>
          <table:table-cell office:value-type="float" office:value="9.192049" calcext:value-type="float">
            <text:p>9.192049</text:p>
          </table:table-cell>
          <table:table-cell office:value-type="float" office:value="10.031889" calcext:value-type="float">
            <text:p>10.031889</text:p>
          </table:table-cell>
          <table:table-cell office:value-type="float" office:value="10.832967" calcext:value-type="float">
            <text:p>10.832967</text:p>
          </table:table-cell>
          <table:table-cell office:value-type="float" office:value="11.629342" calcext:value-type="float">
            <text:p>11.629342</text:p>
          </table:table-cell>
          <table:table-cell office:value-type="float" office:value="12.425716" calcext:value-type="float">
            <text:p>12.425716</text:p>
          </table:table-cell>
          <table:table-cell table:formula="of:=[.J17]-[.A17]" office:value-type="float" office:value="7.465761" calcext:value-type="float">
            <text:p>7.465761</text:p>
          </table:table-cell>
          <table:table-cell office:value-type="string" calcext:value-type="string">
            <text:p>LEUDH</text:p>
          </table:table-cell>
          <table:table-cell office:value-type="string" calcext:value-type="string">
            <text:p><text:s/>4mop_c + coa_c + nad_c --&gt; co2_c + ivcoa_c + nadh_c</text:p>
          </table:table-cell>
          <table:table-cell table:style-name="ce1" office:value-type="string" calcext:value-type="string">
            <text:p>2-Oxoisovalerate dehydrogenase</text:p>
          </table:table-cell>
          <table:table-cell/>
        </table:table-row>
        <table:table-row table:style-name="ro2">
          <table:table-cell office:value-type="float" office:value="4.959955" calcext:value-type="float">
            <text:p>4.959955</text:p>
          </table:table-cell>
          <table:table-cell office:value-type="float" office:value="5.819138" calcext:value-type="float">
            <text:p>5.819138</text:p>
          </table:table-cell>
          <table:table-cell office:value-type="float" office:value="6.672531" calcext:value-type="float">
            <text:p>6.672531</text:p>
          </table:table-cell>
          <table:table-cell office:value-type="float" office:value="7.51237" calcext:value-type="float">
            <text:p>7.51237</text:p>
          </table:table-cell>
          <table:table-cell office:value-type="float" office:value="8.35221" calcext:value-type="float">
            <text:p>8.35221</text:p>
          </table:table-cell>
          <table:table-cell office:value-type="float" office:value="9.192049" calcext:value-type="float">
            <text:p>9.192049</text:p>
          </table:table-cell>
          <table:table-cell office:value-type="float" office:value="10.031889" calcext:value-type="float">
            <text:p>10.031889</text:p>
          </table:table-cell>
          <table:table-cell office:value-type="float" office:value="10.832967" calcext:value-type="float">
            <text:p>10.832967</text:p>
          </table:table-cell>
          <table:table-cell office:value-type="float" office:value="11.629342" calcext:value-type="float">
            <text:p>11.629342</text:p>
          </table:table-cell>
          <table:table-cell office:value-type="float" office:value="12.425716" calcext:value-type="float">
            <text:p>12.425716</text:p>
          </table:table-cell>
          <table:table-cell table:formula="of:=[.J18]-[.A18]" office:value-type="float" office:value="7.465761" calcext:value-type="float">
            <text:p>7.465761</text:p>
          </table:table-cell>
          <table:table-cell office:value-type="string" calcext:value-type="string">
            <text:p>MBCOAi</text:p>
          </table:table-cell>
          <table:table-cell office:value-type="string" calcext:value-type="string">
            <text:p><text:s/>ivcoa_c + nad_c --&gt; 3mb2coa_c + h_c + nadh_c</text:p>
          </table:table-cell>
          <table:table-cell table:style-name="ce1" office:value-type="string" calcext:value-type="string">
            <text:p>isovaleryl-coa dehydrogenase</text:p>
          </table:table-cell>
          <table:table-cell/>
        </table:table-row>
        <table:table-row table:style-name="ro2">
          <table:table-cell office:value-type="float" office:value="4.959955" calcext:value-type="float">
            <text:p>4.959955</text:p>
          </table:table-cell>
          <table:table-cell office:value-type="float" office:value="5.819138" calcext:value-type="float">
            <text:p>5.819138</text:p>
          </table:table-cell>
          <table:table-cell office:value-type="float" office:value="6.672531" calcext:value-type="float">
            <text:p>6.672531</text:p>
          </table:table-cell>
          <table:table-cell office:value-type="float" office:value="7.51237" calcext:value-type="float">
            <text:p>7.51237</text:p>
          </table:table-cell>
          <table:table-cell office:value-type="float" office:value="8.35221" calcext:value-type="float">
            <text:p>8.35221</text:p>
          </table:table-cell>
          <table:table-cell office:value-type="float" office:value="9.192049" calcext:value-type="float">
            <text:p>9.192049</text:p>
          </table:table-cell>
          <table:table-cell office:value-type="float" office:value="10.031889" calcext:value-type="float">
            <text:p>10.031889</text:p>
          </table:table-cell>
          <table:table-cell office:value-type="float" office:value="10.832967" calcext:value-type="float">
            <text:p>10.832967</text:p>
          </table:table-cell>
          <table:table-cell office:value-type="float" office:value="11.629342" calcext:value-type="float">
            <text:p>11.629342</text:p>
          </table:table-cell>
          <table:table-cell office:value-type="float" office:value="12.425716" calcext:value-type="float">
            <text:p>12.425716</text:p>
          </table:table-cell>
          <table:table-cell table:formula="of:=[.J19]-[.A19]" office:value-type="float" office:value="7.465761" calcext:value-type="float">
            <text:p>7.465761</text:p>
          </table:table-cell>
          <table:table-cell office:value-type="string" calcext:value-type="string">
            <text:p>MCCC</text:p>
          </table:table-cell>
          <table:table-cell office:value-type="string" calcext:value-type="string">
            <text:p><text:s/>3mb2coa_c + atp_c + hco3_c --&gt; 3mgcoa_c + adp_c + h_c + pi_c</text:p>
          </table:table-cell>
          <table:table-cell table:style-name="ce1" office:value-type="string" calcext:value-type="string">
            <text:p>3-methylcrotonyl-coa carboxylase</text:p>
          </table:table-cell>
          <table:table-cell/>
        </table:table-row>
        <table:table-row table:style-name="ro2">
          <table:table-cell office:value-type="float" office:value="4.959955" calcext:value-type="float">
            <text:p>4.959955</text:p>
          </table:table-cell>
          <table:table-cell office:value-type="float" office:value="5.819138" calcext:value-type="float">
            <text:p>5.819138</text:p>
          </table:table-cell>
          <table:table-cell office:value-type="float" office:value="6.672531" calcext:value-type="float">
            <text:p>6.672531</text:p>
          </table:table-cell>
          <table:table-cell office:value-type="float" office:value="7.51237" calcext:value-type="float">
            <text:p>7.51237</text:p>
          </table:table-cell>
          <table:table-cell office:value-type="float" office:value="8.35221" calcext:value-type="float">
            <text:p>8.35221</text:p>
          </table:table-cell>
          <table:table-cell office:value-type="float" office:value="9.192049" calcext:value-type="float">
            <text:p>9.192049</text:p>
          </table:table-cell>
          <table:table-cell office:value-type="float" office:value="10.031889" calcext:value-type="float">
            <text:p>10.031889</text:p>
          </table:table-cell>
          <table:table-cell office:value-type="float" office:value="10.832967" calcext:value-type="float">
            <text:p>10.832967</text:p>
          </table:table-cell>
          <table:table-cell office:value-type="float" office:value="11.629342" calcext:value-type="float">
            <text:p>11.629342</text:p>
          </table:table-cell>
          <table:table-cell office:value-type="float" office:value="12.425716" calcext:value-type="float">
            <text:p>12.425716</text:p>
          </table:table-cell>
          <table:table-cell table:formula="of:=[.J20]-[.A20]" office:value-type="float" office:value="7.465761" calcext:value-type="float">
            <text:p>7.465761</text:p>
          </table:table-cell>
          <table:table-cell office:value-type="string" calcext:value-type="string">
            <text:p>MGCH</text:p>
          </table:table-cell>
          <table:table-cell office:value-type="string" calcext:value-type="string">
            <text:p><text:s/>3mgcoa_c + h2o_c --&gt; hmgcoa_c</text:p>
          </table:table-cell>
          <table:table-cell table:style-name="ce1" office:value-type="string" calcext:value-type="string">
            <text:p>Methylglutaconyl-coa hydratase</text:p>
          </table:table-cell>
          <table:table-cell/>
        </table:table-row>
        <table:table-row table:style-name="ro1">
          <table:table-cell office:value-type="float" office:value="8.524315" calcext:value-type="float">
            <text:p>8.524315</text:p>
          </table:table-cell>
          <table:table-cell office:value-type="float" office:value="7.017923" calcext:value-type="float">
            <text:p>7.017923</text:p>
          </table:table-cell>
          <table:table-cell office:value-type="float" office:value="5.938856" calcext:value-type="float">
            <text:p>5.938856</text:p>
          </table:table-cell>
          <table:table-cell office:value-type="float" office:value="5.958462" calcext:value-type="float">
            <text:p>5.958462</text:p>
          </table:table-cell>
          <table:table-cell office:value-type="float" office:value="5.978068" calcext:value-type="float">
            <text:p>5.978068</text:p>
          </table:table-cell>
          <table:table-cell office:value-type="float" office:value="5.997674" calcext:value-type="float">
            <text:p>5.997674</text:p>
          </table:table-cell>
          <table:table-cell office:value-type="float" office:value="6.017279" calcext:value-type="float">
            <text:p>6.017279</text:p>
          </table:table-cell>
          <table:table-cell office:value-type="float" office:value="9.088813" calcext:value-type="float">
            <text:p>9.088813</text:p>
          </table:table-cell>
          <table:table-cell office:value-type="float" office:value="12.530148" calcext:value-type="float">
            <text:p>12.530148</text:p>
          </table:table-cell>
          <table:table-cell office:value-type="float" office:value="15.971482" calcext:value-type="float">
            <text:p>15.971482</text:p>
          </table:table-cell>
          <table:table-cell table:formula="of:=[.J21]-[.A21]" office:value-type="float" office:value="7.447167" calcext:value-type="float">
            <text:p>7.447167</text:p>
          </table:table-cell>
          <table:table-cell office:value-type="string" calcext:value-type="string">
            <text:p>PGI</text:p>
          </table:table-cell>
          <table:table-cell office:value-type="string" calcext:value-type="string">
            <text:p><text:s/>g6p_c &lt;=&gt; f6p_c</text:p>
          </table:table-cell>
          <table:table-cell office:value-type="string" calcext:value-type="string">
            <text:p>Glucose-6-phosphate isomerase</text:p>
          </table:table-cell>
          <table:table-cell/>
        </table:table-row>
        <table:table-row table:style-name="ro1">
          <table:table-cell office:value-type="float" office:value="5.08682" calcext:value-type="float">
            <text:p>5.08682</text:p>
          </table:table-cell>
          <table:table-cell office:value-type="float" office:value="5.934579" calcext:value-type="float">
            <text:p>5.934579</text:p>
          </table:table-cell>
          <table:table-cell office:value-type="float" office:value="6.776353" calcext:value-type="float">
            <text:p>6.776353</text:p>
          </table:table-cell>
          <table:table-cell office:value-type="float" office:value="7.604116" calcext:value-type="float">
            <text:p>7.604116</text:p>
          </table:table-cell>
          <table:table-cell office:value-type="float" office:value="8.431879" calcext:value-type="float">
            <text:p>8.431879</text:p>
          </table:table-cell>
          <table:table-cell office:value-type="float" office:value="9.259641" calcext:value-type="float">
            <text:p>9.259641</text:p>
          </table:table-cell>
          <table:table-cell office:value-type="float" office:value="10.087404" calcext:value-type="float">
            <text:p>10.087404</text:p>
          </table:table-cell>
          <table:table-cell office:value-type="float" office:value="10.875099" calcext:value-type="float">
            <text:p>10.875099</text:p>
          </table:table-cell>
          <table:table-cell office:value-type="float" office:value="11.657931" calcext:value-type="float">
            <text:p>11.657931</text:p>
          </table:table-cell>
          <table:table-cell office:value-type="float" office:value="12.440763" calcext:value-type="float">
            <text:p>12.440763</text:p>
          </table:table-cell>
          <table:table-cell table:formula="of:=[.J22]-[.A22]" office:value-type="float" office:value="7.353943" calcext:value-type="float">
            <text:p>7.353943</text:p>
          </table:table-cell>
          <table:table-cell office:value-type="string" calcext:value-type="string">
            <text:p>IPMD</text:p>
          </table:table-cell>
          <table:table-cell office:value-type="string" calcext:value-type="string">
            <text:p><text:s/>3c2hmp_c + nad_c --&gt; 3c4mop_c + h_c + nadh_c</text:p>
          </table:table-cell>
          <table:table-cell office:value-type="string" calcext:value-type="string">
            <text:p>3-isopropylmalate dehydrogenase</text:p>
          </table:table-cell>
          <table:table-cell/>
        </table:table-row>
        <table:table-row table:style-name="ro1">
          <table:table-cell office:value-type="float" office:value="5.08682" calcext:value-type="float">
            <text:p>5.08682</text:p>
          </table:table-cell>
          <table:table-cell office:value-type="float" office:value="5.934579" calcext:value-type="float">
            <text:p>5.934579</text:p>
          </table:table-cell>
          <table:table-cell office:value-type="float" office:value="6.776353" calcext:value-type="float">
            <text:p>6.776353</text:p>
          </table:table-cell>
          <table:table-cell office:value-type="float" office:value="7.604116" calcext:value-type="float">
            <text:p>7.604116</text:p>
          </table:table-cell>
          <table:table-cell office:value-type="float" office:value="8.431879" calcext:value-type="float">
            <text:p>8.431879</text:p>
          </table:table-cell>
          <table:table-cell office:value-type="float" office:value="9.259641" calcext:value-type="float">
            <text:p>9.259641</text:p>
          </table:table-cell>
          <table:table-cell office:value-type="float" office:value="10.087404" calcext:value-type="float">
            <text:p>10.087404</text:p>
          </table:table-cell>
          <table:table-cell office:value-type="float" office:value="10.875099" calcext:value-type="float">
            <text:p>10.875099</text:p>
          </table:table-cell>
          <table:table-cell office:value-type="float" office:value="11.657931" calcext:value-type="float">
            <text:p>11.657931</text:p>
          </table:table-cell>
          <table:table-cell office:value-type="float" office:value="12.440763" calcext:value-type="float">
            <text:p>12.440763</text:p>
          </table:table-cell>
          <table:table-cell table:formula="of:=[.J23]-[.A23]" office:value-type="float" office:value="7.353943" calcext:value-type="float">
            <text:p>7.353943</text:p>
          </table:table-cell>
          <table:table-cell office:value-type="string" calcext:value-type="string">
            <text:p>IPPSm</text:p>
          </table:table-cell>
          <table:table-cell office:value-type="string" calcext:value-type="string">
            <text:p><text:s/>3mob_m + accoa_m + h2o_m --&gt; 3c3hmp_m + coa_m + h_m</text:p>
          </table:table-cell>
          <table:table-cell office:value-type="string" calcext:value-type="string">
            <text:p>2 isopropylmalate synthase <text:s/>mitochondrial</text:p>
          </table:table-cell>
          <table:table-cell/>
        </table:table-row>
        <table:table-row table:style-name="ro1">
          <table:table-cell office:value-type="float" office:value="5.08682" calcext:value-type="float">
            <text:p>5.08682</text:p>
          </table:table-cell>
          <table:table-cell office:value-type="float" office:value="5.934579" calcext:value-type="float">
            <text:p>5.934579</text:p>
          </table:table-cell>
          <table:table-cell office:value-type="float" office:value="6.776353" calcext:value-type="float">
            <text:p>6.776353</text:p>
          </table:table-cell>
          <table:table-cell office:value-type="float" office:value="7.604116" calcext:value-type="float">
            <text:p>7.604116</text:p>
          </table:table-cell>
          <table:table-cell office:value-type="float" office:value="8.431879" calcext:value-type="float">
            <text:p>8.431879</text:p>
          </table:table-cell>
          <table:table-cell office:value-type="float" office:value="9.259641" calcext:value-type="float">
            <text:p>9.259641</text:p>
          </table:table-cell>
          <table:table-cell office:value-type="float" office:value="10.087404" calcext:value-type="float">
            <text:p>10.087404</text:p>
          </table:table-cell>
          <table:table-cell office:value-type="float" office:value="10.875099" calcext:value-type="float">
            <text:p>10.875099</text:p>
          </table:table-cell>
          <table:table-cell office:value-type="float" office:value="11.657931" calcext:value-type="float">
            <text:p>11.657931</text:p>
          </table:table-cell>
          <table:table-cell office:value-type="float" office:value="12.440763" calcext:value-type="float">
            <text:p>12.440763</text:p>
          </table:table-cell>
          <table:table-cell table:formula="of:=[.J24]-[.A24]" office:value-type="float" office:value="7.353943" calcext:value-type="float">
            <text:p>7.353943</text:p>
          </table:table-cell>
          <table:table-cell office:value-type="string" calcext:value-type="string">
            <text:p>OMCDC</text:p>
          </table:table-cell>
          <table:table-cell office:value-type="string" calcext:value-type="string">
            <text:p><text:s/>3c4mop_c + h_c --&gt; 4mop_c + co2_c</text:p>
          </table:table-cell>
          <table:table-cell office:value-type="string" calcext:value-type="string">
            <text:p>2-Oxo-4-methyl-3-carboxypentanoate decarboxylation</text:p>
          </table:table-cell>
          <table:table-cell/>
        </table:table-row>
        <table:table-row table:style-name="ro1">
          <table:table-cell office:value-type="float" office:value="5.201667" calcext:value-type="float">
            <text:p>5.201667</text:p>
          </table:table-cell>
          <table:table-cell office:value-type="float" office:value="6.039084" calcext:value-type="float">
            <text:p>6.039084</text:p>
          </table:table-cell>
          <table:table-cell office:value-type="float" office:value="6.870338" calcext:value-type="float">
            <text:p>6.870338</text:p>
          </table:table-cell>
          <table:table-cell office:value-type="float" office:value="7.687169" calcext:value-type="float">
            <text:p>7.687169</text:p>
          </table:table-cell>
          <table:table-cell office:value-type="float" office:value="8.503999" calcext:value-type="float">
            <text:p>8.503999</text:p>
          </table:table-cell>
          <table:table-cell office:value-type="float" office:value="9.32083" calcext:value-type="float">
            <text:p>9.32083</text:p>
          </table:table-cell>
          <table:table-cell office:value-type="float" office:value="10.13766" calcext:value-type="float">
            <text:p>10.13766</text:p>
          </table:table-cell>
          <table:table-cell office:value-type="float" office:value="10.913239" calcext:value-type="float">
            <text:p>10.913239</text:p>
          </table:table-cell>
          <table:table-cell office:value-type="float" office:value="11.683812" calcext:value-type="float">
            <text:p>11.683812</text:p>
          </table:table-cell>
          <table:table-cell office:value-type="float" office:value="12.454385" calcext:value-type="float">
            <text:p>12.454385</text:p>
          </table:table-cell>
          <table:table-cell table:formula="of:=[.J25]-[.A25]" office:value-type="float" office:value="7.252718" calcext:value-type="float">
            <text:p>7.252718</text:p>
          </table:table-cell>
          <table:table-cell office:value-type="string" calcext:value-type="string">
            <text:p>ACLSm</text:p>
          </table:table-cell>
          <table:table-cell office:value-type="string" calcext:value-type="string">
            <text:p><text:s/>h_m + 2.0 pyr_m --&gt; alac_S_m + co2_m</text:p>
          </table:table-cell>
          <table:table-cell office:value-type="string" calcext:value-type="string">
            <text:p>Acetolactate synthase <text:s/>mitochondrial</text:p>
          </table:table-cell>
          <table:table-cell/>
        </table:table-row>
        <table:table-row table:style-name="ro1">
          <table:table-cell office:value-type="float" office:value="5.201667" calcext:value-type="float">
            <text:p>5.201667</text:p>
          </table:table-cell>
          <table:table-cell office:value-type="float" office:value="6.039084" calcext:value-type="float">
            <text:p>6.039084</text:p>
          </table:table-cell>
          <table:table-cell office:value-type="float" office:value="6.870338" calcext:value-type="float">
            <text:p>6.870338</text:p>
          </table:table-cell>
          <table:table-cell office:value-type="float" office:value="7.687169" calcext:value-type="float">
            <text:p>7.687169</text:p>
          </table:table-cell>
          <table:table-cell office:value-type="float" office:value="8.503999" calcext:value-type="float">
            <text:p>8.503999</text:p>
          </table:table-cell>
          <table:table-cell office:value-type="float" office:value="9.32083" calcext:value-type="float">
            <text:p>9.32083</text:p>
          </table:table-cell>
          <table:table-cell office:value-type="float" office:value="10.13766" calcext:value-type="float">
            <text:p>10.13766</text:p>
          </table:table-cell>
          <table:table-cell office:value-type="float" office:value="10.913239" calcext:value-type="float">
            <text:p>10.913239</text:p>
          </table:table-cell>
          <table:table-cell office:value-type="float" office:value="11.683812" calcext:value-type="float">
            <text:p>11.683812</text:p>
          </table:table-cell>
          <table:table-cell office:value-type="float" office:value="12.454385" calcext:value-type="float">
            <text:p>12.454385</text:p>
          </table:table-cell>
          <table:table-cell table:formula="of:=[.J26]-[.A26]" office:value-type="float" office:value="7.252718" calcext:value-type="float">
            <text:p>7.252718</text:p>
          </table:table-cell>
          <table:table-cell office:value-type="string" calcext:value-type="string">
            <text:p>DHAD1m</text:p>
          </table:table-cell>
          <table:table-cell office:value-type="string" calcext:value-type="string">
            <text:p><text:s/>23dhmb_m --&gt; 3mob_m + h2o_m</text:p>
          </table:table-cell>
          <table:table-cell office:value-type="string" calcext:value-type="string">
            <text:p>Dihydroxy acid dehydratase <text:s/>2 3 dihydroxy 3 methylbutanoate <text:s text:c="2"/>mitochondrial</text:p>
          </table:table-cell>
          <table:table-cell/>
        </table:table-row>
        <table:table-row table:style-name="ro1">
          <table:table-cell office:value-type="float" office:value="5.201667" calcext:value-type="float">
            <text:p>5.201667</text:p>
          </table:table-cell>
          <table:table-cell office:value-type="float" office:value="6.039084" calcext:value-type="float">
            <text:p>6.039084</text:p>
          </table:table-cell>
          <table:table-cell office:value-type="float" office:value="6.870338" calcext:value-type="float">
            <text:p>6.870338</text:p>
          </table:table-cell>
          <table:table-cell office:value-type="float" office:value="7.687169" calcext:value-type="float">
            <text:p>7.687169</text:p>
          </table:table-cell>
          <table:table-cell office:value-type="float" office:value="8.503999" calcext:value-type="float">
            <text:p>8.503999</text:p>
          </table:table-cell>
          <table:table-cell office:value-type="float" office:value="9.32083" calcext:value-type="float">
            <text:p>9.32083</text:p>
          </table:table-cell>
          <table:table-cell office:value-type="float" office:value="10.13766" calcext:value-type="float">
            <text:p>10.13766</text:p>
          </table:table-cell>
          <table:table-cell office:value-type="float" office:value="10.913239" calcext:value-type="float">
            <text:p>10.913239</text:p>
          </table:table-cell>
          <table:table-cell office:value-type="float" office:value="11.683812" calcext:value-type="float">
            <text:p>11.683812</text:p>
          </table:table-cell>
          <table:table-cell office:value-type="float" office:value="12.454385" calcext:value-type="float">
            <text:p>12.454385</text:p>
          </table:table-cell>
          <table:table-cell table:formula="of:=[.J27]-[.A27]" office:value-type="float" office:value="7.252718" calcext:value-type="float">
            <text:p>7.252718</text:p>
          </table:table-cell>
          <table:table-cell office:value-type="string" calcext:value-type="string">
            <text:p>KARA1im</text:p>
          </table:table-cell>
          <table:table-cell office:value-type="string" calcext:value-type="string">
            <text:p><text:s/>alac_S_m + h_m + nadph_m --&gt; 23dhmb_m + nadp_m</text:p>
          </table:table-cell>
          <table:table-cell office:value-type="string" calcext:value-type="string">
            <text:p>Acetohydroxy acid isomeroreductase <text:s/>mitochondrial</text:p>
          </table:table-cell>
          <table:table-cell/>
        </table:table-row>
        <table:table-row table:style-name="ro1">
          <table:table-cell office:value-type="float" office:value="6.968488" calcext:value-type="float">
            <text:p>6.968488</text:p>
          </table:table-cell>
          <table:table-cell office:value-type="float" office:value="7.646803" calcext:value-type="float">
            <text:p>7.646803</text:p>
          </table:table-cell>
          <table:table-cell office:value-type="float" office:value="8.316236" calcext:value-type="float">
            <text:p>8.316236</text:p>
          </table:table-cell>
          <table:table-cell office:value-type="float" office:value="8.964879" calcext:value-type="float">
            <text:p>8.964879</text:p>
          </table:table-cell>
          <table:table-cell office:value-type="float" office:value="9.613522" calcext:value-type="float">
            <text:p>9.613522</text:p>
          </table:table-cell>
          <table:table-cell office:value-type="float" office:value="10.262166" calcext:value-type="float">
            <text:p>10.262166</text:p>
          </table:table-cell>
          <table:table-cell office:value-type="float" office:value="10.910809" calcext:value-type="float">
            <text:p>10.910809</text:p>
          </table:table-cell>
          <table:table-cell office:value-type="float" office:value="11.499997" calcext:value-type="float">
            <text:p>11.499997</text:p>
          </table:table-cell>
          <table:table-cell office:value-type="float" office:value="12.081969" calcext:value-type="float">
            <text:p>12.081969</text:p>
          </table:table-cell>
          <table:table-cell office:value-type="float" office:value="12.663941" calcext:value-type="float">
            <text:p>12.663941</text:p>
          </table:table-cell>
          <table:table-cell table:formula="of:=[.J28]-[.A28]" office:value-type="float" office:value="5.695453" calcext:value-type="float">
            <text:p>5.695453</text:p>
          </table:table-cell>
          <table:table-cell office:value-type="string" calcext:value-type="string">
            <text:p>PPA</text:p>
          </table:table-cell>
          <table:table-cell office:value-type="string" calcext:value-type="string">
            <text:p><text:s/>h2o_c + ppi_c --&gt; h_c + 2.0 pi_c</text:p>
          </table:table-cell>
          <table:table-cell office:value-type="string" calcext:value-type="string">
            <text:p>Inorganic diphosphatase</text:p>
          </table:table-cell>
          <table:table-cell/>
        </table:table-row>
        <table:table-row table:style-name="ro1">
          <table:table-cell office:value-type="float" office:value="13.077705" calcext:value-type="float">
            <text:p>13.077705</text:p>
          </table:table-cell>
          <table:table-cell office:value-type="float" office:value="12.854466" calcext:value-type="float">
            <text:p>12.854466</text:p>
          </table:table-cell>
          <table:table-cell office:value-type="float" office:value="12.778434" calcext:value-type="float">
            <text:p>12.778434</text:p>
          </table:table-cell>
          <table:table-cell office:value-type="float" office:value="13.079785" calcext:value-type="float">
            <text:p>13.079785</text:p>
          </table:table-cell>
          <table:table-cell office:value-type="float" office:value="13.381136" calcext:value-type="float">
            <text:p>13.381136</text:p>
          </table:table-cell>
          <table:table-cell office:value-type="float" office:value="13.682488" calcext:value-type="float">
            <text:p>13.682488</text:p>
          </table:table-cell>
          <table:table-cell office:value-type="float" office:value="13.983839" calcext:value-type="float">
            <text:p>13.983839</text:p>
          </table:table-cell>
          <table:table-cell office:value-type="float" office:value="15.334409" calcext:value-type="float">
            <text:p>15.334409</text:p>
          </table:table-cell>
          <table:table-cell office:value-type="float" office:value="16.812119" calcext:value-type="float">
            <text:p>16.812119</text:p>
          </table:table-cell>
          <table:table-cell office:value-type="float" office:value="18.289829" calcext:value-type="float">
            <text:p>18.289829</text:p>
          </table:table-cell>
          <table:table-cell table:formula="of:=[.J29]-[.A29]" office:value-type="float" office:value="5.212124" calcext:value-type="float">
            <text:p>5.212124</text:p>
          </table:table-cell>
          <table:table-cell office:value-type="string" calcext:value-type="string">
            <text:p>TPI</text:p>
          </table:table-cell>
          <table:table-cell office:value-type="string" calcext:value-type="string">
            <text:p><text:s/>dhap_c &lt;=&gt; g3p_c</text:p>
          </table:table-cell>
          <table:table-cell office:value-type="string" calcext:value-type="string">
            <text:p>Triose-phosphate isomerase</text:p>
          </table:table-cell>
          <table:table-cell/>
        </table:table-row>
        <table:table-row table:style-name="ro1">
          <table:table-cell office:value-type="float" office:value="13.480621" calcext:value-type="float">
            <text:p>13.480621</text:p>
          </table:table-cell>
          <table:table-cell office:value-type="float" office:value="13.221099" calcext:value-type="float">
            <text:p>13.221099</text:p>
          </table:table-cell>
          <table:table-cell office:value-type="float" office:value="13.108165" calcext:value-type="float">
            <text:p>13.108165</text:p>
          </table:table-cell>
          <table:table-cell office:value-type="float" office:value="13.371162" calcext:value-type="float">
            <text:p>13.371162</text:p>
          </table:table-cell>
          <table:table-cell office:value-type="float" office:value="13.634159" calcext:value-type="float">
            <text:p>13.634159</text:p>
          </table:table-cell>
          <table:table-cell office:value-type="float" office:value="13.897155" calcext:value-type="float">
            <text:p>13.897155</text:p>
          </table:table-cell>
          <table:table-cell office:value-type="float" office:value="14.160152" calcext:value-type="float">
            <text:p>14.160152</text:p>
          </table:table-cell>
          <table:table-cell office:value-type="float" office:value="15.468216" calcext:value-type="float">
            <text:p>15.468216</text:p>
          </table:table-cell>
          <table:table-cell office:value-type="float" office:value="16.902917" calcext:value-type="float">
            <text:p>16.902917</text:p>
          </table:table-cell>
          <table:table-cell office:value-type="float" office:value="18.337617" calcext:value-type="float">
            <text:p>18.337617</text:p>
          </table:table-cell>
          <table:table-cell table:formula="of:=[.J30]-[.A30]" office:value-type="float" office:value="4.856996" calcext:value-type="float">
            <text:p>4.856996</text:p>
          </table:table-cell>
          <table:table-cell office:value-type="string" calcext:value-type="string">
            <text:p>FBA</text:p>
          </table:table-cell>
          <table:table-cell office:value-type="string" calcext:value-type="string">
            <text:p><text:s/>fdp_c &lt;=&gt; dhap_c + g3p_c</text:p>
          </table:table-cell>
          <table:table-cell office:value-type="string" calcext:value-type="string">
            <text:p>Fructose-bisphosphate aldolase</text:p>
          </table:table-cell>
          <table:table-cell/>
        </table:table-row>
        <table:table-row table:style-name="ro1">
          <table:table-cell office:value-type="float" office:value="13.480621" calcext:value-type="float">
            <text:p>13.480621</text:p>
          </table:table-cell>
          <table:table-cell office:value-type="float" office:value="13.221099" calcext:value-type="float">
            <text:p>13.221099</text:p>
          </table:table-cell>
          <table:table-cell office:value-type="float" office:value="13.108165" calcext:value-type="float">
            <text:p>13.108165</text:p>
          </table:table-cell>
          <table:table-cell office:value-type="float" office:value="13.371162" calcext:value-type="float">
            <text:p>13.371162</text:p>
          </table:table-cell>
          <table:table-cell office:value-type="float" office:value="13.634159" calcext:value-type="float">
            <text:p>13.634159</text:p>
          </table:table-cell>
          <table:table-cell office:value-type="float" office:value="13.897155" calcext:value-type="float">
            <text:p>13.897155</text:p>
          </table:table-cell>
          <table:table-cell office:value-type="float" office:value="14.160152" calcext:value-type="float">
            <text:p>14.160152</text:p>
          </table:table-cell>
          <table:table-cell office:value-type="float" office:value="15.468216" calcext:value-type="float">
            <text:p>15.468216</text:p>
          </table:table-cell>
          <table:table-cell office:value-type="float" office:value="16.902917" calcext:value-type="float">
            <text:p>16.902917</text:p>
          </table:table-cell>
          <table:table-cell office:value-type="float" office:value="18.337617" calcext:value-type="float">
            <text:p>18.337617</text:p>
          </table:table-cell>
          <table:table-cell table:formula="of:=[.J31]-[.A31]" office:value-type="float" office:value="4.856996" calcext:value-type="float">
            <text:p>4.856996</text:p>
          </table:table-cell>
          <table:table-cell office:value-type="string" calcext:value-type="string">
            <text:p>PFK</text:p>
          </table:table-cell>
          <table:table-cell office:value-type="string" calcext:value-type="string">
            <text:p><text:s/>atp_c + f6p_c --&gt; adp_c + fdp_c + h_c</text:p>
          </table:table-cell>
          <table:table-cell office:value-type="string" calcext:value-type="string">
            <text:p>Phosphofructokinase</text:p>
          </table:table-cell>
          <table:table-cell/>
        </table:table-row>
        <table:table-row table:style-name="ro1">
          <table:table-cell office:value-type="float" office:value="0.299488" calcext:value-type="float">
            <text:p>0.299488</text:p>
          </table:table-cell>
          <table:table-cell office:value-type="float" office:value="0.598976" calcext:value-type="float">
            <text:p>0.598976</text:p>
          </table:table-cell>
          <table:table-cell office:value-type="float" office:value="0.898464" calcext:value-type="float">
            <text:p>0.898464</text:p>
          </table:table-cell>
          <table:table-cell office:value-type="float" office:value="1.197952" calcext:value-type="float">
            <text:p>1.197952</text:p>
          </table:table-cell>
          <table:table-cell office:value-type="float" office:value="1.49744" calcext:value-type="float">
            <text:p>1.49744</text:p>
          </table:table-cell>
          <table:table-cell office:value-type="float" office:value="1.796928" calcext:value-type="float">
            <text:p>1.796928</text:p>
          </table:table-cell>
          <table:table-cell office:value-type="float" office:value="2.096416" calcext:value-type="float">
            <text:p>2.096416</text:p>
          </table:table-cell>
          <table:table-cell office:value-type="float" office:value="2.395904" calcext:value-type="float">
            <text:p>2.395904</text:p>
          </table:table-cell>
          <table:table-cell office:value-type="float" office:value="2.695392" calcext:value-type="float">
            <text:p>2.695392</text:p>
          </table:table-cell>
          <table:table-cell office:value-type="float" office:value="2.99488" calcext:value-type="float">
            <text:p>2.99488</text:p>
          </table:table-cell>
          <table:table-cell table:formula="of:=[.J32]-[.A32]" office:value-type="float" office:value="2.695392" calcext:value-type="float">
            <text:p>2.695392</text:p>
          </table:table-cell>
          <table:table-cell office:value-type="string" calcext:value-type="string">
            <text:p>GGS1_r0373</text:p>
          </table:table-cell>
          <table:table-cell table:number-columns-repeated="3"/>
        </table:table-row>
        <table:table-row table:style-name="ro1">
          <table:table-cell office:value-type="float" office:value="-4.002838" calcext:value-type="float">
            <text:p>-4.002838</text:p>
          </table:table-cell>
          <table:table-cell office:value-type="float" office:value="-4.488975" calcext:value-type="float">
            <text:p>-4.488975</text:p>
          </table:table-cell>
          <table:table-cell office:value-type="float" office:value="-4.832397" calcext:value-type="float">
            <text:p>-4.832397</text:p>
          </table:table-cell>
          <table:table-cell office:value-type="float" office:value="-4.808955" calcext:value-type="float">
            <text:p>-4.808955</text:p>
          </table:table-cell>
          <table:table-cell office:value-type="float" office:value="-4.785512" calcext:value-type="float">
            <text:p>-4.785512</text:p>
          </table:table-cell>
          <table:table-cell office:value-type="float" office:value="-4.76207" calcext:value-type="float">
            <text:p>-4.76207</text:p>
          </table:table-cell>
          <table:table-cell office:value-type="float" office:value="-4.738628" calcext:value-type="float">
            <text:p>-4.738628</text:p>
          </table:table-cell>
          <table:table-cell office:value-type="float" office:value="-3.696046" calcext:value-type="float">
            <text:p>-3.696046</text:p>
          </table:table-cell>
          <table:table-cell office:value-type="float" office:value="-2.529976" calcext:value-type="float">
            <text:p>-2.529976</text:p>
          </table:table-cell>
          <table:table-cell office:value-type="float" office:value="-1.363905" calcext:value-type="float">
            <text:p>-1.363905</text:p>
          </table:table-cell>
          <table:table-cell table:formula="of:=[.J33]-[.A33]" office:value-type="float" office:value="2.638933" calcext:value-type="float">
            <text:p>2.638933</text:p>
          </table:table-cell>
          <table:table-cell office:value-type="string" calcext:value-type="string">
            <text:p>RPI</text:p>
          </table:table-cell>
          <table:table-cell office:value-type="string" calcext:value-type="string">
            <text:p><text:s/>r5p_c &lt;=&gt; ru5p_D_c</text:p>
          </table:table-cell>
          <table:table-cell office:value-type="string" calcext:value-type="string">
            <text:p>Ribose-5-phosphate isomerase</text:p>
          </table:table-cell>
          <table:table-cell/>
        </table:table-row>
        <table:table-row table:style-name="ro1">
          <table:table-cell office:value-type="float" office:value="0.612737" calcext:value-type="float">
            <text:p>0.612737</text:p>
          </table:table-cell>
          <table:table-cell office:value-type="float" office:value="0.884017" calcext:value-type="float">
            <text:p>0.884017</text:p>
          </table:table-cell>
          <table:table-cell office:value-type="float" office:value="1.154815" calcext:value-type="float">
            <text:p>1.154815</text:p>
          </table:table-cell>
          <table:table-cell office:value-type="float" office:value="1.424484" calcext:value-type="float">
            <text:p>1.424484</text:p>
          </table:table-cell>
          <table:table-cell office:value-type="float" office:value="1.694153" calcext:value-type="float">
            <text:p>1.694153</text:p>
          </table:table-cell>
          <table:table-cell office:value-type="float" office:value="1.963822" calcext:value-type="float">
            <text:p>1.963822</text:p>
          </table:table-cell>
          <table:table-cell office:value-type="float" office:value="2.233491" calcext:value-type="float">
            <text:p>2.233491</text:p>
          </table:table-cell>
          <table:table-cell office:value-type="float" office:value="2.499933" calcext:value-type="float">
            <text:p>2.499933</text:p>
          </table:table-cell>
          <table:table-cell office:value-type="float" office:value="2.765983" calcext:value-type="float">
            <text:p>2.765983</text:p>
          </table:table-cell>
          <table:table-cell office:value-type="float" office:value="3.032033" calcext:value-type="float">
            <text:p>3.032033</text:p>
          </table:table-cell>
          <table:table-cell table:formula="of:=[.J34]-[.A34]" office:value-type="float" office:value="2.419296" calcext:value-type="float">
            <text:p>2.419296</text:p>
          </table:table-cell>
          <table:table-cell office:value-type="string" calcext:value-type="string">
            <text:p>IPDDI</text:p>
          </table:table-cell>
          <table:table-cell office:value-type="string" calcext:value-type="string">
            <text:p><text:s/>ipdp_c &lt;=&gt; dmpp_c</text:p>
          </table:table-cell>
          <table:table-cell office:value-type="string" calcext:value-type="string">
            <text:p>Isopentenyl-diphosphate D-isomerase</text:p>
          </table:table-cell>
          <table:table-cell/>
        </table:table-row>
        <table:table-row table:style-name="ro1">
          <table:table-cell office:value-type="float" office:value="0.612737" calcext:value-type="float">
            <text:p>0.612737</text:p>
          </table:table-cell>
          <table:table-cell office:value-type="float" office:value="0.884017" calcext:value-type="float">
            <text:p>0.884017</text:p>
          </table:table-cell>
          <table:table-cell office:value-type="float" office:value="1.154815" calcext:value-type="float">
            <text:p>1.154815</text:p>
          </table:table-cell>
          <table:table-cell office:value-type="float" office:value="1.424484" calcext:value-type="float">
            <text:p>1.424484</text:p>
          </table:table-cell>
          <table:table-cell office:value-type="float" office:value="1.694153" calcext:value-type="float">
            <text:p>1.694153</text:p>
          </table:table-cell>
          <table:table-cell office:value-type="float" office:value="1.963822" calcext:value-type="float">
            <text:p>1.963822</text:p>
          </table:table-cell>
          <table:table-cell office:value-type="float" office:value="2.233491" calcext:value-type="float">
            <text:p>2.233491</text:p>
          </table:table-cell>
          <table:table-cell office:value-type="float" office:value="2.499933" calcext:value-type="float">
            <text:p>2.499933</text:p>
          </table:table-cell>
          <table:table-cell office:value-type="float" office:value="2.765983" calcext:value-type="float">
            <text:p>2.765983</text:p>
          </table:table-cell>
          <table:table-cell office:value-type="float" office:value="3.032033" calcext:value-type="float">
            <text:p>3.032033</text:p>
          </table:table-cell>
          <table:table-cell table:formula="of:=[.J35]-[.A35]" office:value-type="float" office:value="2.419296" calcext:value-type="float">
            <text:p>2.419296</text:p>
          </table:table-cell>
          <table:table-cell office:value-type="string" calcext:value-type="string">
            <text:p>DMATTmodi</text:p>
          </table:table-cell>
          <table:table-cell table:number-columns-repeated="3"/>
        </table:table-row>
        <table:table-row table:style-name="ro1">
          <table:table-cell office:value-type="float" office:value="0.612737" calcext:value-type="float">
            <text:p>0.612737</text:p>
          </table:table-cell>
          <table:table-cell office:value-type="float" office:value="0.884017" calcext:value-type="float">
            <text:p>0.884017</text:p>
          </table:table-cell>
          <table:table-cell office:value-type="float" office:value="1.154815" calcext:value-type="float">
            <text:p>1.154815</text:p>
          </table:table-cell>
          <table:table-cell office:value-type="float" office:value="1.424484" calcext:value-type="float">
            <text:p>1.424484</text:p>
          </table:table-cell>
          <table:table-cell office:value-type="float" office:value="1.694153" calcext:value-type="float">
            <text:p>1.694153</text:p>
          </table:table-cell>
          <table:table-cell office:value-type="float" office:value="1.963822" calcext:value-type="float">
            <text:p>1.963822</text:p>
          </table:table-cell>
          <table:table-cell office:value-type="float" office:value="2.233491" calcext:value-type="float">
            <text:p>2.233491</text:p>
          </table:table-cell>
          <table:table-cell office:value-type="float" office:value="2.499933" calcext:value-type="float">
            <text:p>2.499933</text:p>
          </table:table-cell>
          <table:table-cell office:value-type="float" office:value="2.765983" calcext:value-type="float">
            <text:p>2.765983</text:p>
          </table:table-cell>
          <table:table-cell office:value-type="float" office:value="3.032033" calcext:value-type="float">
            <text:p>3.032033</text:p>
          </table:table-cell>
          <table:table-cell table:formula="of:=[.J36]-[.A36]" office:value-type="float" office:value="2.419296" calcext:value-type="float">
            <text:p>2.419296</text:p>
          </table:table-cell>
          <table:table-cell office:value-type="string" calcext:value-type="string">
            <text:p>GRTTmodi</text:p>
          </table:table-cell>
          <table:table-cell table:number-columns-repeated="3"/>
        </table:table-row>
        <table:table-row table:style-name="ro1">
          <table:table-cell office:value-type="float" office:value="-1.539354" calcext:value-type="float">
            <text:p>-1.539354</text:p>
          </table:table-cell>
          <table:table-cell office:value-type="float" office:value="-1.400735" calcext:value-type="float">
            <text:p>-1.400735</text:p>
          </table:table-cell>
          <table:table-cell office:value-type="float" office:value="-1.131572" calcext:value-type="float">
            <text:p>-1.131572</text:p>
          </table:table-cell>
          <table:table-cell office:value-type="float" office:value="-0.999947" calcext:value-type="float">
            <text:p>-0.999947</text:p>
          </table:table-cell>
          <table:table-cell office:value-type="float" office:value="-0.868322" calcext:value-type="float">
            <text:p>-0.868322</text:p>
          </table:table-cell>
          <table:table-cell office:value-type="float" office:value="-0.736697" calcext:value-type="float">
            <text:p>-0.736697</text:p>
          </table:table-cell>
          <table:table-cell office:value-type="float" office:value="-0.605073" calcext:value-type="float">
            <text:p>-0.605073</text:p>
          </table:table-cell>
          <table:table-cell office:value-type="float" office:value="-0.459201" calcext:value-type="float">
            <text:p>-0.459201</text:p>
          </table:table-cell>
          <table:table-cell office:value-type="float" office:value="-0.311601" calcext:value-type="float">
            <text:p>-0.311601</text:p>
          </table:table-cell>
          <table:table-cell office:value-type="float" office:value="-0.164001" calcext:value-type="float">
            <text:p>-0.164001</text:p>
          </table:table-cell>
          <table:table-cell table:formula="of:=[.J37]-[.A37]" office:value-type="float" office:value="1.375353" calcext:value-type="float">
            <text:p>1.375353</text:p>
          </table:table-cell>
          <table:table-cell office:value-type="string" calcext:value-type="string">
            <text:p>MLTHFtm</text:p>
          </table:table-cell>
          <table:table-cell office:value-type="string" calcext:value-type="string">
            <text:p><text:s/>mlthf_c &lt;=&gt; mlthf_m</text:p>
          </table:table-cell>
          <table:table-cell table:number-columns-repeated="2"/>
        </table:table-row>
        <table:table-row table:style-name="ro1">
          <table:table-cell office:value-type="float" office:value="-1.560976" calcext:value-type="float">
            <text:p>-1.560976</text:p>
          </table:table-cell>
          <table:table-cell office:value-type="float" office:value="-1.42041" calcext:value-type="float">
            <text:p>-1.42041</text:p>
          </table:table-cell>
          <table:table-cell office:value-type="float" office:value="-1.774887" calcext:value-type="float">
            <text:p>-1.774887</text:p>
          </table:table-cell>
          <table:table-cell office:value-type="float" office:value="-1.568431" calcext:value-type="float">
            <text:p>-1.568431</text:p>
          </table:table-cell>
          <table:table-cell office:value-type="float" office:value="-1.361976" calcext:value-type="float">
            <text:p>-1.361976</text:p>
          </table:table-cell>
          <table:table-cell office:value-type="float" office:value="-1.155521" calcext:value-type="float">
            <text:p>-1.155521</text:p>
          </table:table-cell>
          <table:table-cell office:value-type="float" office:value="-0.949066" calcext:value-type="float">
            <text:p>-0.949066</text:p>
          </table:table-cell>
          <table:table-cell office:value-type="float" office:value="-0.57068" calcext:value-type="float">
            <text:p>-0.57068</text:p>
          </table:table-cell>
          <table:table-cell office:value-type="float" office:value="-0.387247" calcext:value-type="float">
            <text:p>-0.387247</text:p>
          </table:table-cell>
          <table:table-cell office:value-type="float" office:value="-0.203814" calcext:value-type="float">
            <text:p>-0.203814</text:p>
          </table:table-cell>
          <table:table-cell table:formula="of:=[.J38]-[.A38]" office:value-type="float" office:value="1.357162" calcext:value-type="float">
            <text:p>1.357162</text:p>
          </table:table-cell>
          <table:table-cell office:value-type="string" calcext:value-type="string">
            <text:p>ASPTA</text:p>
          </table:table-cell>
          <table:table-cell office:value-type="string" calcext:value-type="string">
            <text:p><text:s/>akg_c + asp_L_c &lt;=&gt; glu_L_c + oaa_c</text:p>
          </table:table-cell>
          <table:table-cell office:value-type="string" calcext:value-type="string">
            <text:p>Aspartate transaminase</text:p>
          </table:table-cell>
          <table:table-cell/>
        </table:table-row>
        <table:table-row table:style-name="ro1">
          <table:table-cell office:value-type="float" office:value="0.14974398" calcext:value-type="float">
            <text:p>0.14974398</text:p>
          </table:table-cell>
          <table:table-cell office:value-type="float" office:value="0.29948796" calcext:value-type="float">
            <text:p>0.29948796</text:p>
          </table:table-cell>
          <table:table-cell office:value-type="float" office:value="0.44923194" calcext:value-type="float">
            <text:p>0.44923194</text:p>
          </table:table-cell>
          <table:table-cell office:value-type="float" office:value="0.59897592" calcext:value-type="float">
            <text:p>0.59897592</text:p>
          </table:table-cell>
          <table:table-cell office:value-type="float" office:value="0.7487199" calcext:value-type="float">
            <text:p>0.7487199</text:p>
          </table:table-cell>
          <table:table-cell office:value-type="float" office:value="0.89846388" calcext:value-type="float">
            <text:p>0.89846388</text:p>
          </table:table-cell>
          <table:table-cell office:value-type="float" office:value="1.04820786" calcext:value-type="float">
            <text:p>1.04820786</text:p>
          </table:table-cell>
          <table:table-cell office:value-type="float" office:value="1.19795184" calcext:value-type="float">
            <text:p>1.19795184</text:p>
          </table:table-cell>
          <table:table-cell office:value-type="float" office:value="1.34769582" calcext:value-type="float">
            <text:p>1.34769582</text:p>
          </table:table-cell>
          <table:table-cell office:value-type="float" office:value="1.4974398" calcext:value-type="float">
            <text:p>1.4974398</text:p>
          </table:table-cell>
          <table:table-cell table:formula="of:=[.J39]-[.A39]" office:value-type="float" office:value="1.34769582" calcext:value-type="float">
            <text:p>1.34769582</text:p>
          </table:table-cell>
          <table:table-cell office:value-type="string" calcext:value-type="string">
            <text:p>PHYT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497445" calcext:value-type="float">
            <text:p>0.497445</text:p>
          </table:table-cell>
          <table:table-cell office:value-type="float" office:value="0.439582" calcext:value-type="float">
            <text:p>0.439582</text:p>
          </table:table-cell>
          <table:table-cell office:value-type="float" office:value="0.381719" calcext:value-type="float">
            <text:p>0.381719</text:p>
          </table:table-cell>
          <table:table-cell office:value-type="float" office:value="0.323856" calcext:value-type="float">
            <text:p>0.323856</text:p>
          </table:table-cell>
          <table:table-cell office:value-type="float" office:value="0.265993" calcext:value-type="float">
            <text:p>0.265993</text:p>
          </table:table-cell>
          <table:table-cell office:value-type="float" office:value="0.052283" calcext:value-type="float">
            <text:p>0.052283</text:p>
          </table:table-cell>
          <table:table-cell office:value-type="float" office:value="0.035478" calcext:value-type="float">
            <text:p>0.035478</text:p>
          </table:table-cell>
          <table:table-cell office:value-type="float" office:value="0.018673" calcext:value-type="float">
            <text:p>0.018673</text:p>
          </table:table-cell>
          <table:table-cell table:formula="of:=[.J40]-[.A40]" office:value-type="float" office:value="0.018673" calcext:value-type="float">
            <text:p>0.018673</text:p>
          </table:table-cell>
          <table:table-cell office:value-type="string" calcext:value-type="string">
            <text:p>ASPTAm</text:p>
          </table:table-cell>
          <table:table-cell office:value-type="string" calcext:value-type="string">
            <text:p><text:s/>akg_m + asp_L_m &lt;=&gt; glu_L_m + oaa_m</text:p>
          </table:table-cell>
          <table:table-cell office:value-type="string" calcext:value-type="string">
            <text:p>Aspartate transamina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497445" calcext:value-type="float">
            <text:p>0.497445</text:p>
          </table:table-cell>
          <table:table-cell office:value-type="float" office:value="0.439582" calcext:value-type="float">
            <text:p>0.439582</text:p>
          </table:table-cell>
          <table:table-cell office:value-type="float" office:value="0.381719" calcext:value-type="float">
            <text:p>0.381719</text:p>
          </table:table-cell>
          <table:table-cell office:value-type="float" office:value="0.323856" calcext:value-type="float">
            <text:p>0.323856</text:p>
          </table:table-cell>
          <table:table-cell office:value-type="float" office:value="0.265993" calcext:value-type="float">
            <text:p>0.265993</text:p>
          </table:table-cell>
          <table:table-cell office:value-type="float" office:value="0.052283" calcext:value-type="float">
            <text:p>0.052283</text:p>
          </table:table-cell>
          <table:table-cell office:value-type="float" office:value="0.035478" calcext:value-type="float">
            <text:p>0.035478</text:p>
          </table:table-cell>
          <table:table-cell office:value-type="float" office:value="0.018673" calcext:value-type="float">
            <text:p>0.018673</text:p>
          </table:table-cell>
          <table:table-cell table:formula="of:=[.J41]-[.A41]" office:value-type="float" office:value="0.018673" calcext:value-type="float">
            <text:p>0.018673</text:p>
          </table:table-cell>
          <table:table-cell office:value-type="string" calcext:value-type="string">
            <text:p>ASPt2m</text:p>
          </table:table-cell>
          <table:table-cell office:value-type="string" calcext:value-type="string">
            <text:p><text:s/>asp_L_c + h_c --&gt; asp_L_m + h_m</text:p>
          </table:table-cell>
          <table:table-cell office:value-type="string" calcext:value-type="string">
            <text:p>Aspartate mitochondrial transport via proton symport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128175" calcext:value-type="float">
            <text:p>0.128175</text:p>
          </table:table-cell>
          <table:table-cell office:value-type="float" office:value="0.113266" calcext:value-type="float">
            <text:p>0.113266</text:p>
          </table:table-cell>
          <table:table-cell office:value-type="float" office:value="0.098357" calcext:value-type="float">
            <text:p>0.098357</text:p>
          </table:table-cell>
          <table:table-cell office:value-type="float" office:value="0.083447" calcext:value-type="float">
            <text:p>0.083447</text:p>
          </table:table-cell>
          <table:table-cell office:value-type="float" office:value="0.068538" calcext:value-type="float">
            <text:p>0.068538</text:p>
          </table:table-cell>
          <table:table-cell office:value-type="float" office:value="0.052015" calcext:value-type="float">
            <text:p>0.052015</text:p>
          </table:table-cell>
          <table:table-cell office:value-type="float" office:value="0.035296" calcext:value-type="float">
            <text:p>0.035296</text:p>
          </table:table-cell>
          <table:table-cell office:value-type="float" office:value="0.018577" calcext:value-type="float">
            <text:p>0.018577</text:p>
          </table:table-cell>
          <table:table-cell table:formula="of:=[.J42]-[.A42]" office:value-type="float" office:value="0.018577" calcext:value-type="float">
            <text:p>0.018577</text:p>
          </table:table-cell>
          <table:table-cell office:value-type="string" calcext:value-type="string">
            <text:p>FTHFL</text:p>
          </table:table-cell>
          <table:table-cell office:value-type="string" calcext:value-type="string">
            <text:p><text:s/>atp_c + for_c + thf_c --&gt; 10fthf_c + adp_c + pi_c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477" calcext:value-type="float">
            <text:p>0.00477</text:p>
          </table:table-cell>
          <table:table-cell office:value-type="float" office:value="0.004215" calcext:value-type="float">
            <text:p>0.004215</text:p>
          </table:table-cell>
          <table:table-cell office:value-type="float" office:value="0.00366" calcext:value-type="float">
            <text:p>0.00366</text:p>
          </table:table-cell>
          <table:table-cell office:value-type="float" office:value="0.003105" calcext:value-type="float">
            <text:p>0.003105</text:p>
          </table:table-cell>
          <table:table-cell office:value-type="float" office:value="0.002551" calcext:value-type="float">
            <text:p>0.0025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43]-[.A43]" office:value-type="float" office:value="0" calcext:value-type="float">
            <text:p>0</text:p>
          </table:table-cell>
          <table:table-cell office:value-type="string" calcext:value-type="string">
            <text:p>DHFRi</text:p>
          </table:table-cell>
          <table:table-cell office:value-type="string" calcext:value-type="string">
            <text:p><text:s/>dhf_c + h_c + nadph_c --&gt; nadp_c + thf_c</text:p>
          </table:table-cell>
          <table:table-cell table:number-columns-repeated="2"/>
        </table:table-row>
        <table:table-row table:style-name="ro1">
          <table:table-cell office:value-type="float" office:value="0.005196" calcext:value-type="float">
            <text:p>0.005196</text:p>
          </table:table-cell>
          <table:table-cell office:value-type="float" office:value="0.004729" calcext:value-type="float">
            <text:p>0.004729</text:p>
          </table:table-cell>
          <table:table-cell office:value-type="float" office:value="0.004253" calcext:value-type="float">
            <text:p>0.004253</text:p>
          </table:table-cell>
          <table:table-cell office:value-type="float" office:value="0.003758" calcext:value-type="float">
            <text:p>0.003758</text:p>
          </table:table-cell>
          <table:table-cell office:value-type="float" office:value="0.003263" calcext:value-type="float">
            <text:p>0.003263</text:p>
          </table:table-cell>
          <table:table-cell office:value-type="float" office:value="0.002769" calcext:value-type="float">
            <text:p>0.002769</text:p>
          </table:table-cell>
          <table:table-cell office:value-type="float" office:value="0.002274" calcext:value-type="float">
            <text:p>0.002274</text:p>
          </table:table-cell>
          <table:table-cell office:value-type="float" office:value="0.001726" calcext:value-type="float">
            <text:p>0.001726</text:p>
          </table:table-cell>
          <table:table-cell office:value-type="float" office:value="0.001171" calcext:value-type="float">
            <text:p>0.001171</text:p>
          </table:table-cell>
          <table:table-cell office:value-type="float" office:value="0.000616" calcext:value-type="float">
            <text:p>0.000616</text:p>
          </table:table-cell>
          <table:table-cell table:formula="of:=[.J44]-[.A44]" office:value-type="float" office:value="-0.00458" calcext:value-type="float">
            <text:p>-0.00458</text:p>
          </table:table-cell>
          <table:table-cell office:value-type="string" calcext:value-type="string">
            <text:p>GK1</text:p>
          </table:table-cell>
          <table:table-cell office:value-type="string" calcext:value-type="string">
            <text:p><text:s/>atp_c + gmp_c --&gt; adp_c + gdp_c</text:p>
          </table:table-cell>
          <table:table-cell office:value-type="string" calcext:value-type="string">
            <text:p>Guanylate kinase (GMP:ATP)</text:p>
          </table:table-cell>
          <table:table-cell/>
        </table:table-row>
        <table:table-row table:style-name="ro1">
          <table:table-cell office:value-type="float" office:value="0.00567" calcext:value-type="float">
            <text:p>0.00567</text:p>
          </table:table-cell>
          <table:table-cell office:value-type="float" office:value="0.005159" calcext:value-type="float">
            <text:p>0.005159</text:p>
          </table:table-cell>
          <table:table-cell office:value-type="float" office:value="0.00464" calcext:value-type="float">
            <text:p>0.00464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3561" calcext:value-type="float">
            <text:p>0.003561</text:p>
          </table:table-cell>
          <table:table-cell office:value-type="float" office:value="0.003021" calcext:value-type="float">
            <text:p>0.003021</text:p>
          </table:table-cell>
          <table:table-cell office:value-type="float" office:value="0.002481" calcext:value-type="float">
            <text:p>0.002481</text:p>
          </table:table-cell>
          <table:table-cell office:value-type="float" office:value="0.001883" calcext:value-type="float">
            <text:p>0.001883</text:p>
          </table:table-cell>
          <table:table-cell office:value-type="float" office:value="0.001278" calcext:value-type="float">
            <text:p>0.001278</text:p>
          </table:table-cell>
          <table:table-cell office:value-type="float" office:value="0.000672" calcext:value-type="float">
            <text:p>0.000672</text:p>
          </table:table-cell>
          <table:table-cell table:formula="of:=[.J45]-[.A45]" office:value-type="float" office:value="-0.004998" calcext:value-type="float">
            <text:p>-0.004998</text:p>
          </table:table-cell>
          <table:table-cell office:value-type="string" calcext:value-type="string">
            <text:p>RNDR1</text:p>
          </table:table-cell>
          <table:table-cell office:value-type="string" calcext:value-type="string">
            <text:p><text:s/>adp_c + trdrd_c --&gt; dadp_c + h2o_c + trdox_c</text:p>
          </table:table-cell>
          <table:table-cell office:value-type="string" calcext:value-type="string">
            <text:p>Ribonucleoside-diphosphate reductase (ADP)</text:p>
          </table:table-cell>
          <table:table-cell/>
        </table:table-row>
        <table:table-row table:style-name="ro1">
          <table:table-cell office:value-type="float" office:value="0.827966" calcext:value-type="float">
            <text:p>0.827966</text:p>
          </table:table-cell>
          <table:table-cell office:value-type="float" office:value="0.753408" calcext:value-type="float">
            <text:p>0.753408</text:p>
          </table:table-cell>
          <table:table-cell office:value-type="float" office:value="0.677575" calcext:value-type="float">
            <text:p>0.677575</text:p>
          </table:table-cell>
          <table:table-cell office:value-type="float" office:value="0.598759" calcext:value-type="float">
            <text:p>0.598759</text:p>
          </table:table-cell>
          <table:table-cell office:value-type="float" office:value="0.519944" calcext:value-type="float">
            <text:p>0.519944</text:p>
          </table:table-cell>
          <table:table-cell office:value-type="float" office:value="0.441128" calcext:value-type="float">
            <text:p>0.441128</text:p>
          </table:table-cell>
          <table:table-cell office:value-type="float" office:value="0.362312" calcext:value-type="float">
            <text:p>0.362312</text:p>
          </table:table-cell>
          <table:table-cell office:value-type="float" office:value="0.274966" calcext:value-type="float">
            <text:p>0.274966</text:p>
          </table:table-cell>
          <table:table-cell office:value-type="float" office:value="0.186584" calcext:value-type="float">
            <text:p>0.186584</text:p>
          </table:table-cell>
          <table:table-cell office:value-type="float" office:value="0.098202" calcext:value-type="float">
            <text:p>0.098202</text:p>
          </table:table-cell>
          <table:table-cell table:formula="of:=[.J46]-[.A46]" office:value-type="float" office:value="-0.729764" calcext:value-type="float">
            <text:p>-0.729764</text:p>
          </table:table-cell>
          <table:table-cell office:value-type="string" calcext:value-type="string">
            <text:p>GLYt2m</text:p>
          </table:table-cell>
          <table:table-cell office:value-type="string" calcext:value-type="string">
            <text:p><text:s/>gly_m + h_m --&gt; gly_c + h_c</text:p>
          </table:table-cell>
          <table:table-cell office:value-type="string" calcext:value-type="string">
            <text:p>Glycine mitochondrial transport via proton symport</text:p>
          </table:table-cell>
          <table:table-cell/>
        </table:table-row>
        <table:table-row table:style-name="ro1">
          <table:table-cell office:value-type="float" office:value="25.981562" calcext:value-type="float">
            <text:p>25.981562</text:p>
          </table:table-cell>
          <table:table-cell office:value-type="float" office:value="26.39733" calcext:value-type="float">
            <text:p>26.39733</text:p>
          </table:table-cell>
          <table:table-cell office:value-type="float" office:value="26.403055" calcext:value-type="float">
            <text:p>26.403055</text:p>
          </table:table-cell>
          <table:table-cell office:value-type="float" office:value="25.096178" calcext:value-type="float">
            <text:p>25.096178</text:p>
          </table:table-cell>
          <table:table-cell office:value-type="float" office:value="23.789302" calcext:value-type="float">
            <text:p>23.789302</text:p>
          </table:table-cell>
          <table:table-cell office:value-type="float" office:value="22.482426" calcext:value-type="float">
            <text:p>22.482426</text:p>
          </table:table-cell>
          <table:table-cell office:value-type="float" office:value="21.17555" calcext:value-type="float">
            <text:p>21.17555</text:p>
          </table:table-cell>
          <table:table-cell office:value-type="float" office:value="22.127555" calcext:value-type="float">
            <text:p>22.127555</text:p>
          </table:table-cell>
          <table:table-cell office:value-type="float" office:value="23.571926" calcext:value-type="float">
            <text:p>23.571926</text:p>
          </table:table-cell>
          <table:table-cell office:value-type="float" office:value="25.016296" calcext:value-type="float">
            <text:p>25.016296</text:p>
          </table:table-cell>
          <table:table-cell table:formula="of:=[.J47]-[.A47]" office:value-type="float" office:value="-0.965266" calcext:value-type="float">
            <text:p>-0.965266</text:p>
          </table:table-cell>
          <table:table-cell office:value-type="string" calcext:value-type="string">
            <text:p>PYRt2m</text:p>
          </table:table-cell>
          <table:table-cell office:value-type="string" calcext:value-type="string">
            <text:p><text:s/>h_c + pyr_c &lt;=&gt; h_m + pyr_m</text:p>
          </table:table-cell>
          <table:table-cell office:value-type="string" calcext:value-type="string">
            <text:p>Pyruvate mitochondrial transport via proton symport</text:p>
          </table:table-cell>
          <table:table-cell/>
        </table:table-row>
        <table:table-row table:style-name="ro1">
          <table:table-cell office:value-type="float" office:value="1.18366" calcext:value-type="float">
            <text:p>1.18366</text:p>
          </table:table-cell>
          <table:table-cell office:value-type="float" office:value="1.077072" calcext:value-type="float">
            <text:p>1.077072</text:p>
          </table:table-cell>
          <table:table-cell office:value-type="float" office:value="0.904573" calcext:value-type="float">
            <text:p>0.904573</text:p>
          </table:table-cell>
          <table:table-cell office:value-type="float" office:value="0.799353" calcext:value-type="float">
            <text:p>0.799353</text:p>
          </table:table-cell>
          <table:table-cell office:value-type="float" office:value="0.694133" calcext:value-type="float">
            <text:p>0.694133</text:p>
          </table:table-cell>
          <table:table-cell office:value-type="float" office:value="0.588913" calcext:value-type="float">
            <text:p>0.588913</text:p>
          </table:table-cell>
          <table:table-cell office:value-type="float" office:value="0.483693" calcext:value-type="float">
            <text:p>0.483693</text:p>
          </table:table-cell>
          <table:table-cell office:value-type="float" office:value="0.367084" calcext:value-type="float">
            <text:p>0.367084</text:p>
          </table:table-cell>
          <table:table-cell office:value-type="float" office:value="0.249092" calcext:value-type="float">
            <text:p>0.249092</text:p>
          </table:table-cell>
          <table:table-cell office:value-type="float" office:value="0.131101" calcext:value-type="float">
            <text:p>0.131101</text:p>
          </table:table-cell>
          <table:table-cell table:formula="of:=[.J48]-[.A48]" office:value-type="float" office:value="-1.052559" calcext:value-type="float">
            <text:p>-1.052559</text:p>
          </table:table-cell>
          <table:table-cell office:value-type="string" calcext:value-type="string">
            <text:p>GHMT2rm</text:p>
          </table:table-cell>
          <table:table-cell office:value-type="string" calcext:value-type="string">
            <text:p><text:s/>ser_L_m + thf_m &lt;=&gt; gly_m + h2o_m + mlthf_m</text:p>
          </table:table-cell>
          <table:table-cell office:value-type="string" calcext:value-type="string">
            <text:p>Glycine hydroxymethyltransferase <text:s/>reversible <text:s/>mitochondrial</text:p>
          </table:table-cell>
          <table:table-cell/>
        </table:table-row>
        <table:table-row table:style-name="ro1">
          <table:table-cell office:value-type="float" office:value="1.18366" calcext:value-type="float">
            <text:p>1.18366</text:p>
          </table:table-cell>
          <table:table-cell office:value-type="float" office:value="1.077072" calcext:value-type="float">
            <text:p>1.077072</text:p>
          </table:table-cell>
          <table:table-cell office:value-type="float" office:value="0.904573" calcext:value-type="float">
            <text:p>0.904573</text:p>
          </table:table-cell>
          <table:table-cell office:value-type="float" office:value="0.799353" calcext:value-type="float">
            <text:p>0.799353</text:p>
          </table:table-cell>
          <table:table-cell office:value-type="float" office:value="0.694133" calcext:value-type="float">
            <text:p>0.694133</text:p>
          </table:table-cell>
          <table:table-cell office:value-type="float" office:value="0.588913" calcext:value-type="float">
            <text:p>0.588913</text:p>
          </table:table-cell>
          <table:table-cell office:value-type="float" office:value="0.483693" calcext:value-type="float">
            <text:p>0.483693</text:p>
          </table:table-cell>
          <table:table-cell office:value-type="float" office:value="0.367084" calcext:value-type="float">
            <text:p>0.367084</text:p>
          </table:table-cell>
          <table:table-cell office:value-type="float" office:value="0.249092" calcext:value-type="float">
            <text:p>0.249092</text:p>
          </table:table-cell>
          <table:table-cell office:value-type="float" office:value="0.131101" calcext:value-type="float">
            <text:p>0.131101</text:p>
          </table:table-cell>
          <table:table-cell table:formula="of:=[.J49]-[.A49]" office:value-type="float" office:value="-1.052559" calcext:value-type="float">
            <text:p>-1.052559</text:p>
          </table:table-cell>
          <table:table-cell office:value-type="string" calcext:value-type="string">
            <text:p>SERt2m</text:p>
          </table:table-cell>
          <table:table-cell office:value-type="string" calcext:value-type="string">
            <text:p><text:s/>h_c + ser_L_c &lt;=&gt; h_m + ser_L_m</text:p>
          </table:table-cell>
          <table:table-cell office:value-type="string" calcext:value-type="string">
            <text:p>Serine mitochondrial transport via proton symport</text:p>
          </table:table-cell>
          <table:table-cell/>
        </table:table-row>
        <table:table-row table:style-name="ro1">
          <table:table-cell office:value-type="float" office:value="1.533526" calcext:value-type="float">
            <text:p>1.533526</text:p>
          </table:table-cell>
          <table:table-cell office:value-type="float" office:value="1.395432" calcext:value-type="float">
            <text:p>1.395432</text:p>
          </table:table-cell>
          <table:table-cell office:value-type="float" office:value="1.131572" calcext:value-type="float">
            <text:p>1.131572</text:p>
          </table:table-cell>
          <table:table-cell office:value-type="float" office:value="0.999947" calcext:value-type="float">
            <text:p>0.999947</text:p>
          </table:table-cell>
          <table:table-cell office:value-type="float" office:value="0.868322" calcext:value-type="float">
            <text:p>0.868322</text:p>
          </table:table-cell>
          <table:table-cell office:value-type="float" office:value="0.736697" calcext:value-type="float">
            <text:p>0.736697</text:p>
          </table:table-cell>
          <table:table-cell office:value-type="float" office:value="0.605073" calcext:value-type="float">
            <text:p>0.605073</text:p>
          </table:table-cell>
          <table:table-cell office:value-type="float" office:value="0.457266" calcext:value-type="float">
            <text:p>0.457266</text:p>
          </table:table-cell>
          <table:table-cell office:value-type="float" office:value="0.310288" calcext:value-type="float">
            <text:p>0.310288</text:p>
          </table:table-cell>
          <table:table-cell office:value-type="float" office:value="0.163309" calcext:value-type="float">
            <text:p>0.163309</text:p>
          </table:table-cell>
          <table:table-cell table:formula="of:=[.J50]-[.A50]" office:value-type="float" office:value="-1.370217" calcext:value-type="float">
            <text:p>-1.370217</text:p>
          </table:table-cell>
          <table:table-cell office:value-type="string" calcext:value-type="string">
            <text:p>THFtm</text:p>
          </table:table-cell>
          <table:table-cell office:value-type="string" calcext:value-type="string">
            <text:p><text:s/>thf_c &lt;=&gt; thf_m</text:p>
          </table:table-cell>
          <table:table-cell table:number-columns-repeated="2"/>
        </table:table-row>
        <table:table-row table:style-name="ro1">
          <table:table-cell office:value-type="float" office:value="3.112585" calcext:value-type="float">
            <text:p>3.112585</text:p>
          </table:table-cell>
          <table:table-cell office:value-type="float" office:value="3.67889" calcext:value-type="float">
            <text:p>3.67889</text:p>
          </table:table-cell>
          <table:table-cell office:value-type="float" office:value="4.103849" calcext:value-type="float">
            <text:p>4.103849</text:p>
          </table:table-cell>
          <table:table-cell office:value-type="float" office:value="4.165152" calcext:value-type="float">
            <text:p>4.165152</text:p>
          </table:table-cell>
          <table:table-cell office:value-type="float" office:value="4.226454" calcext:value-type="float">
            <text:p>4.226454</text:p>
          </table:table-cell>
          <table:table-cell office:value-type="float" office:value="4.287757" calcext:value-type="float">
            <text:p>4.287757</text:p>
          </table:table-cell>
          <table:table-cell office:value-type="float" office:value="4.349059" calcext:value-type="float">
            <text:p>4.349059</text:p>
          </table:table-cell>
          <table:table-cell office:value-type="float" office:value="3.400395" calcext:value-type="float">
            <text:p>3.400395</text:p>
          </table:table-cell>
          <table:table-cell office:value-type="float" office:value="2.329355" calcext:value-type="float">
            <text:p>2.329355</text:p>
          </table:table-cell>
          <table:table-cell office:value-type="float" office:value="1.258315" calcext:value-type="float">
            <text:p>1.258315</text:p>
          </table:table-cell>
          <table:table-cell table:formula="of:=[.J51]-[.A51]" office:value-type="float" office:value="-1.85427" calcext:value-type="float">
            <text:p>-1.85427</text:p>
          </table:table-cell>
          <table:table-cell office:value-type="string" calcext:value-type="string">
            <text:p>TKT2</text:p>
          </table:table-cell>
          <table:table-cell office:value-type="string" calcext:value-type="string">
            <text:p><text:s/>e4p_c + xu5p_D_c &lt;=&gt; f6p_c + g3p_c</text:p>
          </table:table-cell>
          <table:table-cell office:value-type="string" calcext:value-type="string">
            <text:p>Transketolase</text:p>
          </table:table-cell>
          <table:table-cell/>
        </table:table-row>
        <table:table-row table:style-name="ro1">
          <table:table-cell office:value-type="float" office:value="3.191817" calcext:value-type="float">
            <text:p>3.191817</text:p>
          </table:table-cell>
          <table:table-cell office:value-type="float" office:value="3.750986" calcext:value-type="float">
            <text:p>3.750986</text:p>
          </table:table-cell>
          <table:table-cell office:value-type="float" office:value="4.168689" calcext:value-type="float">
            <text:p>4.168689</text:p>
          </table:table-cell>
          <table:table-cell office:value-type="float" office:value="4.222449" calcext:value-type="float">
            <text:p>4.222449</text:p>
          </table:table-cell>
          <table:table-cell office:value-type="float" office:value="4.27621" calcext:value-type="float">
            <text:p>4.27621</text:p>
          </table:table-cell>
          <table:table-cell office:value-type="float" office:value="4.32997" calcext:value-type="float">
            <text:p>4.32997</text:p>
          </table:table-cell>
          <table:table-cell office:value-type="float" office:value="4.38373" calcext:value-type="float">
            <text:p>4.38373</text:p>
          </table:table-cell>
          <table:table-cell office:value-type="float" office:value="3.426708" calcext:value-type="float">
            <text:p>3.426708</text:p>
          </table:table-cell>
          <table:table-cell office:value-type="float" office:value="2.34721" calcext:value-type="float">
            <text:p>2.34721</text:p>
          </table:table-cell>
          <table:table-cell office:value-type="float" office:value="1.267713" calcext:value-type="float">
            <text:p>1.267713</text:p>
          </table:table-cell>
          <table:table-cell table:formula="of:=[.J52]-[.A52]" office:value-type="float" office:value="-1.924104" calcext:value-type="float">
            <text:p>-1.924104</text:p>
          </table:table-cell>
          <table:table-cell office:value-type="string" calcext:value-type="string">
            <text:p>TALA</text:p>
          </table:table-cell>
          <table:table-cell office:value-type="string" calcext:value-type="string">
            <text:p><text:s/>g3p_c + s7p_c &lt;=&gt; e4p_c + f6p_c</text:p>
          </table:table-cell>
          <table:table-cell office:value-type="string" calcext:value-type="string">
            <text:p>Transaldolase</text:p>
          </table:table-cell>
          <table:table-cell/>
        </table:table-row>
        <table:table-row table:style-name="ro1">
          <table:table-cell office:value-type="float" office:value="3.191817" calcext:value-type="float">
            <text:p>3.191817</text:p>
          </table:table-cell>
          <table:table-cell office:value-type="float" office:value="3.750986" calcext:value-type="float">
            <text:p>3.750986</text:p>
          </table:table-cell>
          <table:table-cell office:value-type="float" office:value="4.168689" calcext:value-type="float">
            <text:p>4.168689</text:p>
          </table:table-cell>
          <table:table-cell office:value-type="float" office:value="4.222449" calcext:value-type="float">
            <text:p>4.222449</text:p>
          </table:table-cell>
          <table:table-cell office:value-type="float" office:value="4.27621" calcext:value-type="float">
            <text:p>4.27621</text:p>
          </table:table-cell>
          <table:table-cell office:value-type="float" office:value="4.32997" calcext:value-type="float">
            <text:p>4.32997</text:p>
          </table:table-cell>
          <table:table-cell office:value-type="float" office:value="4.38373" calcext:value-type="float">
            <text:p>4.38373</text:p>
          </table:table-cell>
          <table:table-cell office:value-type="float" office:value="3.426708" calcext:value-type="float">
            <text:p>3.426708</text:p>
          </table:table-cell>
          <table:table-cell office:value-type="float" office:value="2.34721" calcext:value-type="float">
            <text:p>2.34721</text:p>
          </table:table-cell>
          <table:table-cell office:value-type="float" office:value="1.267713" calcext:value-type="float">
            <text:p>1.267713</text:p>
          </table:table-cell>
          <table:table-cell table:formula="of:=[.J53]-[.A53]" office:value-type="float" office:value="-1.924104" calcext:value-type="float">
            <text:p>-1.924104</text:p>
          </table:table-cell>
          <table:table-cell office:value-type="string" calcext:value-type="string">
            <text:p>TKT1</text:p>
          </table:table-cell>
          <table:table-cell office:value-type="string" calcext:value-type="string">
            <text:p><text:s/>r5p_c + xu5p_D_c &lt;=&gt; g3p_c + s7p_c</text:p>
          </table:table-cell>
          <table:table-cell office:value-type="string" calcext:value-type="string">
            <text:p>Transketolase</text:p>
          </table:table-cell>
          <table:table-cell/>
        </table:table-row>
        <table:table-row table:style-name="ro1">
          <table:table-cell office:value-type="float" office:value="6.304402" calcext:value-type="float">
            <text:p>6.304402</text:p>
          </table:table-cell>
          <table:table-cell office:value-type="float" office:value="7.429876" calcext:value-type="float">
            <text:p>7.429876</text:p>
          </table:table-cell>
          <table:table-cell office:value-type="float" office:value="8.272538" calcext:value-type="float">
            <text:p>8.272538</text:p>
          </table:table-cell>
          <table:table-cell office:value-type="float" office:value="8.387601" calcext:value-type="float">
            <text:p>8.387601</text:p>
          </table:table-cell>
          <table:table-cell office:value-type="float" office:value="8.502664" calcext:value-type="float">
            <text:p>8.502664</text:p>
          </table:table-cell>
          <table:table-cell office:value-type="float" office:value="8.617727" calcext:value-type="float">
            <text:p>8.617727</text:p>
          </table:table-cell>
          <table:table-cell office:value-type="float" office:value="8.73279" calcext:value-type="float">
            <text:p>8.73279</text:p>
          </table:table-cell>
          <table:table-cell office:value-type="float" office:value="6.827103" calcext:value-type="float">
            <text:p>6.827103</text:p>
          </table:table-cell>
          <table:table-cell office:value-type="float" office:value="4.676565" calcext:value-type="float">
            <text:p>4.676565</text:p>
          </table:table-cell>
          <table:table-cell office:value-type="float" office:value="2.526028" calcext:value-type="float">
            <text:p>2.526028</text:p>
          </table:table-cell>
          <table:table-cell table:formula="of:=[.J54]-[.A54]" office:value-type="float" office:value="-3.778374" calcext:value-type="float">
            <text:p>-3.778374</text:p>
          </table:table-cell>
          <table:table-cell office:value-type="string" calcext:value-type="string">
            <text:p>RPE</text:p>
          </table:table-cell>
          <table:table-cell office:value-type="string" calcext:value-type="string">
            <text:p><text:s/>ru5p_D_c &lt;=&gt; xu5p_D_c</text:p>
          </table:table-cell>
          <table:table-cell office:value-type="string" calcext:value-type="string">
            <text:p>Ribulose 5-phosphate 3-epimerase</text:p>
          </table:table-cell>
          <table:table-cell/>
        </table:table-row>
        <table:table-row table:style-name="ro1">
          <table:table-cell office:value-type="float" office:value="8.488106" calcext:value-type="float">
            <text:p>8.488106</text:p>
          </table:table-cell>
          <table:table-cell office:value-type="float" office:value="8.050208" calcext:value-type="float">
            <text:p>8.050208</text:p>
          </table:table-cell>
          <table:table-cell office:value-type="float" office:value="7.599707" calcext:value-type="float">
            <text:p>7.599707</text:p>
          </table:table-cell>
          <table:table-cell office:value-type="float" office:value="7.119704" calcext:value-type="float">
            <text:p>7.119704</text:p>
          </table:table-cell>
          <table:table-cell office:value-type="float" office:value="6.639702" calcext:value-type="float">
            <text:p>6.639702</text:p>
          </table:table-cell>
          <table:table-cell office:value-type="float" office:value="6.1597" calcext:value-type="float">
            <text:p>6.1597</text:p>
          </table:table-cell>
          <table:table-cell office:value-type="float" office:value="5.679697" calcext:value-type="float">
            <text:p>5.679697</text:p>
          </table:table-cell>
          <table:table-cell office:value-type="float" office:value="5.115325" calcext:value-type="float">
            <text:p>5.115325</text:p>
          </table:table-cell>
          <table:table-cell office:value-type="float" office:value="4.540714" calcext:value-type="float">
            <text:p>4.540714</text:p>
          </table:table-cell>
          <table:table-cell office:value-type="float" office:value="3.966102" calcext:value-type="float">
            <text:p>3.966102</text:p>
          </table:table-cell>
          <table:table-cell table:formula="of:=[.J55]-[.A55]" office:value-type="float" office:value="-4.522004" calcext:value-type="float">
            <text:p>-4.522004</text:p>
          </table:table-cell>
          <table:table-cell office:value-type="string" calcext:value-type="string">
            <text:p>DHAPtm</text:p>
          </table:table-cell>
          <table:table-cell office:value-type="string" calcext:value-type="string">
            <text:p><text:s/>dhap_m --&gt; dhap_c</text:p>
          </table:table-cell>
          <table:table-cell office:value-type="string" calcext:value-type="string">
            <text:p>Dihydroxyacetone phosphate transport <text:s/>mitochondrial</text:p>
          </table:table-cell>
          <table:table-cell/>
        </table:table-row>
        <table:table-row table:style-name="ro1">
          <table:table-cell office:value-type="float" office:value="8.488106" calcext:value-type="float">
            <text:p>8.488106</text:p>
          </table:table-cell>
          <table:table-cell office:value-type="float" office:value="8.050208" calcext:value-type="float">
            <text:p>8.050208</text:p>
          </table:table-cell>
          <table:table-cell office:value-type="float" office:value="7.599707" calcext:value-type="float">
            <text:p>7.599707</text:p>
          </table:table-cell>
          <table:table-cell office:value-type="float" office:value="7.119704" calcext:value-type="float">
            <text:p>7.119704</text:p>
          </table:table-cell>
          <table:table-cell office:value-type="float" office:value="6.639702" calcext:value-type="float">
            <text:p>6.639702</text:p>
          </table:table-cell>
          <table:table-cell office:value-type="float" office:value="6.1597" calcext:value-type="float">
            <text:p>6.1597</text:p>
          </table:table-cell>
          <table:table-cell office:value-type="float" office:value="5.679697" calcext:value-type="float">
            <text:p>5.679697</text:p>
          </table:table-cell>
          <table:table-cell office:value-type="float" office:value="5.115325" calcext:value-type="float">
            <text:p>5.115325</text:p>
          </table:table-cell>
          <table:table-cell office:value-type="float" office:value="4.540714" calcext:value-type="float">
            <text:p>4.540714</text:p>
          </table:table-cell>
          <table:table-cell office:value-type="float" office:value="3.966102" calcext:value-type="float">
            <text:p>3.966102</text:p>
          </table:table-cell>
          <table:table-cell table:formula="of:=[.J56]-[.A56]" office:value-type="float" office:value="-4.522004" calcext:value-type="float">
            <text:p>-4.522004</text:p>
          </table:table-cell>
          <table:table-cell office:value-type="string" calcext:value-type="string">
            <text:p>GLYC3Ptm</text:p>
          </table:table-cell>
          <table:table-cell office:value-type="string" calcext:value-type="string">
            <text:p><text:s/>glyc3p_c --&gt; glyc3p_m</text:p>
          </table:table-cell>
          <table:table-cell office:value-type="string" calcext:value-type="string">
            <text:p>Glycerol 3 phosphate shuttle</text:p>
          </table:table-cell>
          <table:table-cell/>
        </table:table-row>
        <table:table-row table:style-name="ro1">
          <table:table-cell office:value-type="float" office:value="8.891022" calcext:value-type="float">
            <text:p>8.891022</text:p>
          </table:table-cell>
          <table:table-cell office:value-type="float" office:value="8.416842" calcext:value-type="float">
            <text:p>8.416842</text:p>
          </table:table-cell>
          <table:table-cell office:value-type="float" office:value="7.929437" calcext:value-type="float">
            <text:p>7.929437</text:p>
          </table:table-cell>
          <table:table-cell office:value-type="float" office:value="7.411081" calcext:value-type="float">
            <text:p>7.411081</text:p>
          </table:table-cell>
          <table:table-cell office:value-type="float" office:value="6.892724" calcext:value-type="float">
            <text:p>6.892724</text:p>
          </table:table-cell>
          <table:table-cell office:value-type="float" office:value="6.374367" calcext:value-type="float">
            <text:p>6.374367</text:p>
          </table:table-cell>
          <table:table-cell office:value-type="float" office:value="5.856011" calcext:value-type="float">
            <text:p>5.856011</text:p>
          </table:table-cell>
          <table:table-cell office:value-type="float" office:value="5.249133" calcext:value-type="float">
            <text:p>5.249133</text:p>
          </table:table-cell>
          <table:table-cell office:value-type="float" office:value="4.631512" calcext:value-type="float">
            <text:p>4.631512</text:p>
          </table:table-cell>
          <table:table-cell office:value-type="float" office:value="4.01389" calcext:value-type="float">
            <text:p>4.01389</text:p>
          </table:table-cell>
          <table:table-cell table:formula="of:=[.J57]-[.A57]" office:value-type="float" office:value="-4.877132" calcext:value-type="float">
            <text:p>-4.877132</text:p>
          </table:table-cell>
          <table:table-cell office:value-type="string" calcext:value-type="string">
            <text:p>G3PD1ir</text:p>
          </table:table-cell>
          <table:table-cell office:value-type="string" calcext:value-type="string">
            <text:p><text:s/>dhap_c + h_c + nadh_c --&gt; glyc3p_c + nad_c</text:p>
          </table:table-cell>
          <table:table-cell office:value-type="string" calcext:value-type="string">
            <text:p>Glycerol 3 phosphate dehydrogenase <text:s/>NAD </text:p>
          </table:table-cell>
          <table:table-cell/>
        </table:table-row>
        <table:table-row table:style-name="ro1">
          <table:table-cell office:value-type="float" office:value="5.34527" calcext:value-type="float">
            <text:p>5.34527</text:p>
          </table:table-cell>
          <table:table-cell office:value-type="float" office:value="6.169755" calcext:value-type="float">
            <text:p>6.169755</text:p>
          </table:table-cell>
          <table:table-cell office:value-type="float" office:value="6.350825" calcext:value-type="float">
            <text:p>6.350825</text:p>
          </table:table-cell>
          <table:table-cell office:value-type="float" office:value="4.878272" calcext:value-type="float">
            <text:p>4.878272</text:p>
          </table:table-cell>
          <table:table-cell office:value-type="float" office:value="3.40572" calcext:value-type="float">
            <text:p>3.40572</text:p>
          </table:table-cell>
          <table:table-cell office:value-type="float" office:value="1.933167" calcext:value-type="float">
            <text:p>1.933167</text:p>
          </table:table-cell>
          <table:table-cell office:value-type="float" office:value="0.460614" calcext:value-type="float">
            <text:p>0.460614</text:p>
          </table:table-cell>
          <table:table-cell office:value-type="float" office:value="0.084682" calcext:value-type="float">
            <text:p>0.084682</text:p>
          </table:table-cell>
          <table:table-cell office:value-type="float" office:value="0.057463" calcext:value-type="float">
            <text:p>0.057463</text:p>
          </table:table-cell>
          <table:table-cell office:value-type="float" office:value="0.030244" calcext:value-type="float">
            <text:p>0.030244</text:p>
          </table:table-cell>
          <table:table-cell table:formula="of:=[.J58]-[.A58]" office:value-type="float" office:value="-5.315026" calcext:value-type="float">
            <text:p>-5.315026</text:p>
          </table:table-cell>
          <table:table-cell office:value-type="string" calcext:value-type="string">
            <text:p>ACONTm</text:p>
          </table:table-cell>
          <table:table-cell office:value-type="string" calcext:value-type="string">
            <text:p><text:s/>cit_m &lt;=&gt; icit_m</text:p>
          </table:table-cell>
          <table:table-cell office:value-type="string" calcext:value-type="string">
            <text:p>Aconitate hydratase</text:p>
          </table:table-cell>
          <table:table-cell/>
        </table:table-row>
        <table:table-row table:style-name="ro1">
          <table:table-cell office:value-type="float" office:value="5.34527" calcext:value-type="float">
            <text:p>5.34527</text:p>
          </table:table-cell>
          <table:table-cell office:value-type="float" office:value="6.169755" calcext:value-type="float">
            <text:p>6.169755</text:p>
          </table:table-cell>
          <table:table-cell office:value-type="float" office:value="6.350825" calcext:value-type="float">
            <text:p>6.350825</text:p>
          </table:table-cell>
          <table:table-cell office:value-type="float" office:value="4.878272" calcext:value-type="float">
            <text:p>4.878272</text:p>
          </table:table-cell>
          <table:table-cell office:value-type="float" office:value="3.40572" calcext:value-type="float">
            <text:p>3.40572</text:p>
          </table:table-cell>
          <table:table-cell office:value-type="float" office:value="1.933167" calcext:value-type="float">
            <text:p>1.933167</text:p>
          </table:table-cell>
          <table:table-cell office:value-type="float" office:value="0.460614" calcext:value-type="float">
            <text:p>0.460614</text:p>
          </table:table-cell>
          <table:table-cell office:value-type="float" office:value="0.084682" calcext:value-type="float">
            <text:p>0.084682</text:p>
          </table:table-cell>
          <table:table-cell office:value-type="float" office:value="0.057463" calcext:value-type="float">
            <text:p>0.057463</text:p>
          </table:table-cell>
          <table:table-cell office:value-type="float" office:value="0.030244" calcext:value-type="float">
            <text:p>0.030244</text:p>
          </table:table-cell>
          <table:table-cell table:formula="of:=[.J59]-[.A59]" office:value-type="float" office:value="-5.315026" calcext:value-type="float">
            <text:p>-5.315026</text:p>
          </table:table-cell>
          <table:table-cell office:value-type="string" calcext:value-type="string">
            <text:p>ICDHym</text:p>
          </table:table-cell>
          <table:table-cell office:value-type="string" calcext:value-type="string">
            <text:p><text:s/>icit_m + nadp_m --&gt; akg_m + co2_m + nadph_m</text:p>
          </table:table-cell>
          <table:table-cell office:value-type="string" calcext:value-type="string">
            <text:p>Isocitrate dehydrogenase <text:s/>NADP </text:p>
          </table:table-cell>
          <table:table-cell/>
        </table:table-row>
        <table:table-row table:style-name="ro1">
          <table:table-cell office:value-type="float" office:value="10.006386" calcext:value-type="float">
            <text:p>10.006386</text:p>
          </table:table-cell>
          <table:table-cell office:value-type="float" office:value="11.645088" calcext:value-type="float">
            <text:p>11.645088</text:p>
          </table:table-cell>
          <table:table-cell office:value-type="float" office:value="12.858728" calcext:value-type="float">
            <text:p>12.858728</text:p>
          </table:table-cell>
          <table:table-cell office:value-type="float" office:value="12.978987" calcext:value-type="float">
            <text:p>12.978987</text:p>
          </table:table-cell>
          <table:table-cell office:value-type="float" office:value="13.099247" calcext:value-type="float">
            <text:p>13.099247</text:p>
          </table:table-cell>
          <table:table-cell office:value-type="float" office:value="13.219506" calcext:value-type="float">
            <text:p>13.219506</text:p>
          </table:table-cell>
          <table:table-cell office:value-type="float" office:value="13.339766" calcext:value-type="float">
            <text:p>13.339766</text:p>
          </table:table-cell>
          <table:table-cell office:value-type="float" office:value="10.423236" calcext:value-type="float">
            <text:p>10.423236</text:p>
          </table:table-cell>
          <table:table-cell office:value-type="float" office:value="7.138743" calcext:value-type="float">
            <text:p>7.138743</text:p>
          </table:table-cell>
          <table:table-cell office:value-type="float" office:value="3.854249" calcext:value-type="float">
            <text:p>3.854249</text:p>
          </table:table-cell>
          <table:table-cell table:formula="of:=[.J60]-[.A60]" office:value-type="float" office:value="-6.152137" calcext:value-type="float">
            <text:p>-6.152137</text:p>
          </table:table-cell>
          <table:table-cell office:value-type="string" calcext:value-type="string">
            <text:p>G6PDH2</text:p>
          </table:table-cell>
          <table:table-cell office:value-type="string" calcext:value-type="string">
            <text:p><text:s/>g6p_c + nadp_c --&gt; 6pgl_c + h_c + nadph_c</text:p>
          </table:table-cell>
          <table:table-cell table:number-columns-repeated="2"/>
        </table:table-row>
        <table:table-row table:style-name="ro1">
          <table:table-cell office:value-type="float" office:value="10.307241" calcext:value-type="float">
            <text:p>10.307241</text:p>
          </table:table-cell>
          <table:table-cell office:value-type="float" office:value="11.918851" calcext:value-type="float">
            <text:p>11.918851</text:p>
          </table:table-cell>
          <table:table-cell office:value-type="float" office:value="13.104935" calcext:value-type="float">
            <text:p>13.104935</text:p>
          </table:table-cell>
          <table:table-cell office:value-type="float" office:value="13.196556" calcext:value-type="float">
            <text:p>13.196556</text:p>
          </table:table-cell>
          <table:table-cell office:value-type="float" office:value="13.288176" calcext:value-type="float">
            <text:p>13.288176</text:p>
          </table:table-cell>
          <table:table-cell office:value-type="float" office:value="13.379797" calcext:value-type="float">
            <text:p>13.379797</text:p>
          </table:table-cell>
          <table:table-cell office:value-type="float" office:value="13.471418" calcext:value-type="float">
            <text:p>13.471418</text:p>
          </table:table-cell>
          <table:table-cell office:value-type="float" office:value="10.523149" calcext:value-type="float">
            <text:p>10.523149</text:p>
          </table:table-cell>
          <table:table-cell office:value-type="float" office:value="7.206541" calcext:value-type="float">
            <text:p>7.206541</text:p>
          </table:table-cell>
          <table:table-cell office:value-type="float" office:value="3.889933" calcext:value-type="float">
            <text:p>3.889933</text:p>
          </table:table-cell>
          <table:table-cell table:formula="of:=[.J61]-[.A61]" office:value-type="float" office:value="-6.417308" calcext:value-type="float">
            <text:p>-6.41730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<text:s/>6pgc_c + nadp_c --&gt; co2_c + nadph_c + ru5p_D_c</text:p>
          </table:table-cell>
          <table:table-cell office:value-type="string" calcext:value-type="string">
            <text:p>Phosphogluconate dehydrogenase</text:p>
          </table:table-cell>
          <table:table-cell/>
        </table:table-row>
        <table:table-row table:style-name="ro1">
          <table:table-cell office:value-type="float" office:value="10.307241" calcext:value-type="float">
            <text:p>10.307241</text:p>
          </table:table-cell>
          <table:table-cell office:value-type="float" office:value="11.918851" calcext:value-type="float">
            <text:p>11.918851</text:p>
          </table:table-cell>
          <table:table-cell office:value-type="float" office:value="13.104935" calcext:value-type="float">
            <text:p>13.104935</text:p>
          </table:table-cell>
          <table:table-cell office:value-type="float" office:value="13.196556" calcext:value-type="float">
            <text:p>13.196556</text:p>
          </table:table-cell>
          <table:table-cell office:value-type="float" office:value="13.288176" calcext:value-type="float">
            <text:p>13.288176</text:p>
          </table:table-cell>
          <table:table-cell office:value-type="float" office:value="13.379797" calcext:value-type="float">
            <text:p>13.379797</text:p>
          </table:table-cell>
          <table:table-cell office:value-type="float" office:value="13.471418" calcext:value-type="float">
            <text:p>13.471418</text:p>
          </table:table-cell>
          <table:table-cell office:value-type="float" office:value="10.523149" calcext:value-type="float">
            <text:p>10.523149</text:p>
          </table:table-cell>
          <table:table-cell office:value-type="float" office:value="7.206541" calcext:value-type="float">
            <text:p>7.206541</text:p>
          </table:table-cell>
          <table:table-cell office:value-type="float" office:value="3.889933" calcext:value-type="float">
            <text:p>3.889933</text:p>
          </table:table-cell>
          <table:table-cell table:formula="of:=[.J62]-[.A62]" office:value-type="float" office:value="-6.417308" calcext:value-type="float">
            <text:p>-6.417308</text:p>
          </table:table-cell>
          <table:table-cell office:value-type="string" calcext:value-type="string">
            <text:p>PGL</text:p>
          </table:table-cell>
          <table:table-cell office:value-type="string" calcext:value-type="string">
            <text:p><text:s/>6pgl_c + h2o_c --&gt; 6pgc_c + h_c</text:p>
          </table:table-cell>
          <table:table-cell office:value-type="string" calcext:value-type="string">
            <text:p>6-phosphogluconolactonase</text:p>
          </table:table-cell>
          <table:table-cell/>
        </table:table-row>
        <table:table-row table:style-name="ro1">
          <table:table-cell office:value-type="float" office:value="-5.08682" calcext:value-type="float">
            <text:p>-5.08682</text:p>
          </table:table-cell>
          <table:table-cell office:value-type="float" office:value="-5.934579" calcext:value-type="float">
            <text:p>-5.934579</text:p>
          </table:table-cell>
          <table:table-cell office:value-type="float" office:value="-6.776353" calcext:value-type="float">
            <text:p>-6.776353</text:p>
          </table:table-cell>
          <table:table-cell office:value-type="float" office:value="-7.604116" calcext:value-type="float">
            <text:p>-7.604116</text:p>
          </table:table-cell>
          <table:table-cell office:value-type="float" office:value="-8.431879" calcext:value-type="float">
            <text:p>-8.431879</text:p>
          </table:table-cell>
          <table:table-cell office:value-type="float" office:value="-9.259641" calcext:value-type="float">
            <text:p>-9.259641</text:p>
          </table:table-cell>
          <table:table-cell office:value-type="float" office:value="-10.087404" calcext:value-type="float">
            <text:p>-10.087404</text:p>
          </table:table-cell>
          <table:table-cell office:value-type="float" office:value="-10.875099" calcext:value-type="float">
            <text:p>-10.875099</text:p>
          </table:table-cell>
          <table:table-cell office:value-type="float" office:value="-11.657931" calcext:value-type="float">
            <text:p>-11.657931</text:p>
          </table:table-cell>
          <table:table-cell office:value-type="float" office:value="-12.440763" calcext:value-type="float">
            <text:p>-12.440763</text:p>
          </table:table-cell>
          <table:table-cell table:formula="of:=[.J63]-[.A63]" office:value-type="float" office:value="-7.353943" calcext:value-type="float">
            <text:p>-7.353943</text:p>
          </table:table-cell>
          <table:table-cell office:value-type="string" calcext:value-type="string">
            <text:p>3C3HMPtm</text:p>
          </table:table-cell>
          <table:table-cell office:value-type="string" calcext:value-type="string">
            <text:p><text:s/>3c3hmp_c &lt;=&gt; 3c3hmp_m</text:p>
          </table:table-cell>
          <table:table-cell office:value-type="string" calcext:value-type="string">
            <text:p>2 Isopropylmalate transport <text:s/>diffusion <text:s/>mitochondrial</text:p>
          </table:table-cell>
          <table:table-cell/>
        </table:table-row>
        <table:table-row table:style-name="ro1">
          <table:table-cell office:value-type="float" office:value="-5.08682" calcext:value-type="float">
            <text:p>-5.08682</text:p>
          </table:table-cell>
          <table:table-cell office:value-type="float" office:value="-5.934579" calcext:value-type="float">
            <text:p>-5.934579</text:p>
          </table:table-cell>
          <table:table-cell office:value-type="float" office:value="-6.776353" calcext:value-type="float">
            <text:p>-6.776353</text:p>
          </table:table-cell>
          <table:table-cell office:value-type="float" office:value="-7.604116" calcext:value-type="float">
            <text:p>-7.604116</text:p>
          </table:table-cell>
          <table:table-cell office:value-type="float" office:value="-8.431879" calcext:value-type="float">
            <text:p>-8.431879</text:p>
          </table:table-cell>
          <table:table-cell office:value-type="float" office:value="-9.259641" calcext:value-type="float">
            <text:p>-9.259641</text:p>
          </table:table-cell>
          <table:table-cell office:value-type="float" office:value="-10.087404" calcext:value-type="float">
            <text:p>-10.087404</text:p>
          </table:table-cell>
          <table:table-cell office:value-type="float" office:value="-10.875099" calcext:value-type="float">
            <text:p>-10.875099</text:p>
          </table:table-cell>
          <table:table-cell office:value-type="float" office:value="-11.657931" calcext:value-type="float">
            <text:p>-11.657931</text:p>
          </table:table-cell>
          <table:table-cell office:value-type="float" office:value="-12.440763" calcext:value-type="float">
            <text:p>-12.440763</text:p>
          </table:table-cell>
          <table:table-cell table:formula="of:=[.J64]-[.A64]" office:value-type="float" office:value="-7.353943" calcext:value-type="float">
            <text:p>-7.353943</text:p>
          </table:table-cell>
          <table:table-cell office:value-type="string" calcext:value-type="string">
            <text:p>IPPMIa</text:p>
          </table:table-cell>
          <table:table-cell office:value-type="string" calcext:value-type="string">
            <text:p><text:s/>3c2hmp_c &lt;=&gt; 2ippm_c + h2o_c</text:p>
          </table:table-cell>
          <table:table-cell office:value-type="string" calcext:value-type="string">
            <text:p>3-isopropylmalate dehydratase</text:p>
          </table:table-cell>
          <table:table-cell/>
        </table:table-row>
        <table:table-row table:style-name="ro1">
          <table:table-cell office:value-type="float" office:value="-5.08682" calcext:value-type="float">
            <text:p>-5.08682</text:p>
          </table:table-cell>
          <table:table-cell office:value-type="float" office:value="-5.934579" calcext:value-type="float">
            <text:p>-5.934579</text:p>
          </table:table-cell>
          <table:table-cell office:value-type="float" office:value="-6.776353" calcext:value-type="float">
            <text:p>-6.776353</text:p>
          </table:table-cell>
          <table:table-cell office:value-type="float" office:value="-7.604116" calcext:value-type="float">
            <text:p>-7.604116</text:p>
          </table:table-cell>
          <table:table-cell office:value-type="float" office:value="-8.431879" calcext:value-type="float">
            <text:p>-8.431879</text:p>
          </table:table-cell>
          <table:table-cell office:value-type="float" office:value="-9.259641" calcext:value-type="float">
            <text:p>-9.259641</text:p>
          </table:table-cell>
          <table:table-cell office:value-type="float" office:value="-10.087404" calcext:value-type="float">
            <text:p>-10.087404</text:p>
          </table:table-cell>
          <table:table-cell office:value-type="float" office:value="-10.875099" calcext:value-type="float">
            <text:p>-10.875099</text:p>
          </table:table-cell>
          <table:table-cell office:value-type="float" office:value="-11.657931" calcext:value-type="float">
            <text:p>-11.657931</text:p>
          </table:table-cell>
          <table:table-cell office:value-type="float" office:value="-12.440763" calcext:value-type="float">
            <text:p>-12.440763</text:p>
          </table:table-cell>
          <table:table-cell table:formula="of:=[.J65]-[.A65]" office:value-type="float" office:value="-7.353943" calcext:value-type="float">
            <text:p>-7.353943</text:p>
          </table:table-cell>
          <table:table-cell office:value-type="string" calcext:value-type="string">
            <text:p>IPPMIb</text:p>
          </table:table-cell>
          <table:table-cell office:value-type="string" calcext:value-type="string">
            <text:p><text:s/>2ippm_c + h2o_c &lt;=&gt; 3c3hmp_c</text:p>
          </table:table-cell>
          <table:table-cell office:value-type="string" calcext:value-type="string">
            <text:p>2-isopropylmalate hydratase</text:p>
          </table:table-cell>
          <table:table-cell/>
        </table:table-row>
        <table:table-row table:style-name="ro1">
          <table:table-cell office:value-type="float" office:value="-29.672241" calcext:value-type="float">
            <text:p>-29.672241</text:p>
          </table:table-cell>
          <table:table-cell office:value-type="float" office:value="-29.755663" calcext:value-type="float">
            <text:p>-29.755663</text:p>
          </table:table-cell>
          <table:table-cell office:value-type="float" office:value="-29.991536" calcext:value-type="float">
            <text:p>-29.991536</text:p>
          </table:table-cell>
          <table:table-cell office:value-type="float" office:value="-30.61706" calcext:value-type="float">
            <text:p>-30.61706</text:p>
          </table:table-cell>
          <table:table-cell office:value-type="float" office:value="-31.242584" calcext:value-type="float">
            <text:p>-31.242584</text:p>
          </table:table-cell>
          <table:table-cell office:value-type="float" office:value="-31.868108" calcext:value-type="float">
            <text:p>-31.868108</text:p>
          </table:table-cell>
          <table:table-cell office:value-type="float" office:value="-32.493631" calcext:value-type="float">
            <text:p>-32.493631</text:p>
          </table:table-cell>
          <table:table-cell office:value-type="float" office:value="-34.203462" calcext:value-type="float">
            <text:p>-34.203462</text:p>
          </table:table-cell>
          <table:table-cell office:value-type="float" office:value="-36.04469" calcext:value-type="float">
            <text:p>-36.04469</text:p>
          </table:table-cell>
          <table:table-cell office:value-type="float" office:value="-37.885919" calcext:value-type="float">
            <text:p>-37.885919</text:p>
          </table:table-cell>
          <table:table-cell table:formula="of:=[.J66]-[.A66]" office:value-type="float" office:value="-8.213678" calcext:value-type="float">
            <text:p>-8.213678</text:p>
          </table:table-cell>
          <table:table-cell office:value-type="string" calcext:value-type="string">
            <text:p>PGK</text:p>
          </table:table-cell>
          <table:table-cell office:value-type="string" calcext:value-type="string">
            <text:p><text:s/>3pg_c + atp_c &lt;=&gt; 13dpg_c + adp_c</text:p>
          </table:table-cell>
          <table:table-cell office:value-type="string" calcext:value-type="string">
            <text:p>Phosphoglycerate kinase</text:p>
          </table:table-cell>
          <table:table-cell/>
        </table:table-row>
        <table:table-row table:style-name="ro1">
          <table:table-cell office:value-type="float" office:value="-28.038846" calcext:value-type="float">
            <text:p>-28.038846</text:p>
          </table:table-cell>
          <table:table-cell office:value-type="float" office:value="-28.269356" calcext:value-type="float">
            <text:p>-28.269356</text:p>
          </table:table-cell>
          <table:table-cell office:value-type="float" office:value="-28.718918" calcext:value-type="float">
            <text:p>-28.718918</text:p>
          </table:table-cell>
          <table:table-cell office:value-type="float" office:value="-29.492473" calcext:value-type="float">
            <text:p>-29.492473</text:p>
          </table:table-cell>
          <table:table-cell office:value-type="float" office:value="-30.266028" calcext:value-type="float">
            <text:p>-30.266028</text:p>
          </table:table-cell>
          <table:table-cell office:value-type="float" office:value="-31.039583" calcext:value-type="float">
            <text:p>-31.039583</text:p>
          </table:table-cell>
          <table:table-cell office:value-type="float" office:value="-31.813138" calcext:value-type="float">
            <text:p>-31.813138</text:p>
          </table:table-cell>
          <table:table-cell office:value-type="float" office:value="-33.687022" calcext:value-type="float">
            <text:p>-33.687022</text:p>
          </table:table-cell>
          <table:table-cell office:value-type="float" office:value="-35.694249" calcext:value-type="float">
            <text:p>-35.694249</text:p>
          </table:table-cell>
          <table:table-cell office:value-type="float" office:value="-37.701476" calcext:value-type="float">
            <text:p>-37.701476</text:p>
          </table:table-cell>
          <table:table-cell table:formula="of:=[.J67]-[.A67]" office:value-type="float" office:value="-9.66263" calcext:value-type="float">
            <text:p>-9.66263</text:p>
          </table:table-cell>
          <table:table-cell office:value-type="string" calcext:value-type="string">
            <text:p>PGM</text:p>
          </table:table-cell>
          <table:table-cell office:value-type="string" calcext:value-type="string">
            <text:p><text:s/>2pg_c &lt;=&gt; 3pg_c</text:p>
          </table:table-cell>
          <table:table-cell office:value-type="string" calcext:value-type="string">
            <text:p>Phosphoglycerate mutase</text:p>
          </table:table-cell>
          <table:table-cell/>
        </table:table-row>
        <table:table-row table:style-name="ro1">
          <table:table-cell office:value-type="float" office:value="82.155078" calcext:value-type="float">
            <text:p>82.155078</text:p>
          </table:table-cell>
          <table:table-cell office:value-type="float" office:value="79.249509" calcext:value-type="float">
            <text:p>79.249509</text:p>
          </table:table-cell>
          <table:table-cell office:value-type="float" office:value="76.432581" calcext:value-type="float">
            <text:p>76.432581</text:p>
          </table:table-cell>
          <table:table-cell office:value-type="float" office:value="73.568748" calcext:value-type="float">
            <text:p>73.568748</text:p>
          </table:table-cell>
          <table:table-cell office:value-type="float" office:value="70.704915" calcext:value-type="float">
            <text:p>70.704915</text:p>
          </table:table-cell>
          <table:table-cell office:value-type="float" office:value="67.841082" calcext:value-type="float">
            <text:p>67.841082</text:p>
          </table:table-cell>
          <table:table-cell office:value-type="float" office:value="64.977249" calcext:value-type="float">
            <text:p>64.977249</text:p>
          </table:table-cell>
          <table:table-cell office:value-type="float" office:value="62.213132" calcext:value-type="float">
            <text:p>62.213132</text:p>
          </table:table-cell>
          <table:table-cell office:value-type="float" office:value="59.461317" calcext:value-type="float">
            <text:p>59.461317</text:p>
          </table:table-cell>
          <table:table-cell office:value-type="float" office:value="56.709502" calcext:value-type="float">
            <text:p>56.709502</text:p>
          </table:table-cell>
          <table:table-cell table:formula="of:=[.J68]-[.A68]" office:value-type="float" office:value="-25.445576" calcext:value-type="float">
            <text:p>-25.445576</text:p>
          </table:table-cell>
          <table:table-cell office:value-type="string" calcext:value-type="string">
            <text:p>NADH2_u6cm</text:p>
          </table:table-cell>
          <table:table-cell office:value-type="string" calcext:value-type="string">
            <text:p><text:s/>h_c + nadh_c + q6_m --&gt; nad_c + q6h2_m</text:p>
          </table:table-cell>
          <table:table-cell office:value-type="string" calcext:value-type="string">
            <text:p>NADH dehydrogenase <text:s/>cytosolicmitochondrial</text:p>
          </table:table-cell>
          <table:table-cell/>
        </table:table-row>
        <table:table-row table:style-name="ro1">
          <table:table-cell office:value-type="float" office:value="44.407382" calcext:value-type="float">
            <text:p>44.407382</text:p>
          </table:table-cell>
          <table:table-cell office:value-type="float" office:value="38.55456" calcext:value-type="float">
            <text:p>38.55456</text:p>
          </table:table-cell>
          <table:table-cell office:value-type="float" office:value="32.844192" calcext:value-type="float">
            <text:p>32.844192</text:p>
          </table:table-cell>
          <table:table-cell office:value-type="float" office:value="28.842266" calcext:value-type="float">
            <text:p>28.842266</text:p>
          </table:table-cell>
          <table:table-cell office:value-type="float" office:value="24.840339" calcext:value-type="float">
            <text:p>24.840339</text:p>
          </table:table-cell>
          <table:table-cell office:value-type="float" office:value="20.838412" calcext:value-type="float">
            <text:p>20.838412</text:p>
          </table:table-cell>
          <table:table-cell office:value-type="float" office:value="16.836485" calcext:value-type="float">
            <text:p>16.836485</text:p>
          </table:table-cell>
          <table:table-cell office:value-type="float" office:value="16.605678" calcext:value-type="float">
            <text:p>16.605678</text:p>
          </table:table-cell>
          <table:table-cell office:value-type="float" office:value="16.616138" calcext:value-type="float">
            <text:p>16.616138</text:p>
          </table:table-cell>
          <table:table-cell office:value-type="float" office:value="16.626598" calcext:value-type="float">
            <text:p>16.626598</text:p>
          </table:table-cell>
          <table:table-cell table:formula="of:=[.J69]-[.A69]" office:value-type="float" office:value="-27.780784" calcext:value-type="float">
            <text:p>-27.780784</text:p>
          </table:table-cell>
          <table:table-cell office:value-type="string" calcext:value-type="string">
            <text:p>OAAt2m</text:p>
          </table:table-cell>
          <table:table-cell office:value-type="string" calcext:value-type="string">
            <text:p><text:s/>h_c + oaa_c &lt;=&gt; h_m + oaa_m</text:p>
          </table:table-cell>
          <table:table-cell office:value-type="string" calcext:value-type="string">
            <text:p>Oxaloacetate transport <text:s/>mitochondrial</text:p>
          </table:table-cell>
          <table:table-cell/>
        </table:table-row>
        <table:table-row table:style-name="ro1">
          <table:table-cell office:value-type="float" office:value="44.468552" calcext:value-type="float">
            <text:p>44.468552</text:p>
          </table:table-cell>
          <table:table-cell office:value-type="float" office:value="38.610223" calcext:value-type="float">
            <text:p>38.610223</text:p>
          </table:table-cell>
          <table:table-cell office:value-type="float" office:value="32.759435" calcext:value-type="float">
            <text:p>32.759435</text:p>
          </table:table-cell>
          <table:table-cell office:value-type="float" office:value="26.417554" calcext:value-type="float">
            <text:p>26.417554</text:p>
          </table:table-cell>
          <table:table-cell office:value-type="float" office:value="20.075673" calcext:value-type="float">
            <text:p>20.075673</text:p>
          </table:table-cell>
          <table:table-cell office:value-type="float" office:value="13.733792" calcext:value-type="float">
            <text:p>13.733792</text:p>
          </table:table-cell>
          <table:table-cell office:value-type="float" office:value="7.391911" calcext:value-type="float">
            <text:p>7.391911</text:p>
          </table:table-cell>
          <table:table-cell office:value-type="float" office:value="5.802029" calcext:value-type="float">
            <text:p>5.802029</text:p>
          </table:table-cell>
          <table:table-cell office:value-type="float" office:value="5.006691" calcext:value-type="float">
            <text:p>5.006691</text:p>
          </table:table-cell>
          <table:table-cell office:value-type="float" office:value="4.211353" calcext:value-type="float">
            <text:p>4.211353</text:p>
          </table:table-cell>
          <table:table-cell table:formula="of:=[.J70]-[.A70]" office:value-type="float" office:value="-40.257199" calcext:value-type="float">
            <text:p>-40.257199</text:p>
          </table:table-cell>
          <table:table-cell office:value-type="string" calcext:value-type="string">
            <text:p>MDH</text:p>
          </table:table-cell>
          <table:table-cell office:value-type="string" calcext:value-type="string">
            <text:p><text:s/>mal_L_c + nad_c &lt;=&gt; h_c + nadh_c + oaa_c</text:p>
          </table:table-cell>
          <table:table-cell office:value-type="string" calcext:value-type="string">
            <text:p>Malate dehydrogenase</text:p>
          </table:table-cell>
          <table:table-cell/>
        </table:table-row>
      </table:table>
      <table:named-expressions/>
      <table:database-ranges>
        <table:database-range table:name="__Anonymous_Sheet_DB__0" table:target-range-address="iYLI647_FBA_FSEOF_PHYT_test10.A1:iYLI647_FBA_FSEOF_PHYT_test10.N70" table:display-filter-buttons="true">
          <table:sort>
            <table:sort-by table:field-number="1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0">0000/00/00</text:date>, <text:time style:data-style-name="N2" text:time-value="16:55:09.079274052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10T17:12:04.928862234</dc:date>
    <meta:editing-duration>PT26M33S</meta:editing-duration>
    <meta:editing-cycles>3</meta:editing-cycles>
    <meta:generator>LibreOffice/6.4.7.2$Linux_X86_64 LibreOffice_project/40$Build-2</meta:generator>
    <meta:document-statistic meta:table-count="1" meta:cell-count="966" meta:object-count="0"/>
  </office:meta>
</office:document-meta>
</file>